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1.772cm"/>
    </style:style>
    <style:style style:name="co3" style:family="table-column">
      <style:table-column-properties fo:break-before="auto" style:column-width="15.041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1.2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2a6099" fo:font-size="20pt" fo:font-weight="bold" style:font-size-asian="20pt" style:font-weight-asian="bold" style:font-size-complex="20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_eboo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Springer Text books</text:p>
          </table:table-cell>
          <table:table-cell table:style-name="ce1" table:number-columns-repeated="4"/>
        </table:table-row>
        <table:table-row table:style-name="ro2">
          <table:table-cell office:value-type="string" calcext:value-type="string">
            <text:p>Based on the <text:span text:style-name="T1">Springer Ebooks.pdf</text:span> file</text:p>
          </table:table-cell>
          <table:table-cell table:style-name="ce1" table:number-columns-repeated="4"/>
        </table:table-row>
        <table:table-row table:style-name="ro2">
          <table:table-cell/>
          <table:table-cell table:style-name="ce1" table:number-columns-repeated="4"/>
        </table:table-row>
        <table:table-row table:style-name="ro3">
          <table:table-cell table:style-name="ce1" office:value-type="string" calcext:value-type="string">
            <text:p>S.No.</text:p>
          </table:table-cell>
          <table:table-cell table:style-name="ce1" office:value-type="string" calcext:value-type="string">
            <text:p>Book 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Edition</text:p>
          </table:table-cell>
          <table:table-cell table:style-name="ce1" office:value-type="string" calcext:value-type="string">
            <text:p>OpenUR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undamentals of Power Electronics</text:p>
          </table:table-cell>
          <table:table-cell office:value-type="string" calcext:value-type="string">
            <text:p>Robert W. Erickson, Dragan</text:p>
            <text:p>Maksimovic</text:p>
          </table:table-cell>
          <table:table-cell table:style-name="ce4" office:value-type="string" calcext:value-type="string">
            <text:p>2nd ed.</text:p>
            <text:p>2001</text:p>
          </table:table-cell>
          <table:table-cell office:value-type="string" calcext:value-type="string">
            <text:p>http://link.springer.com/openurl?genre=book&amp;isbn=978-0-306-48048-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andbook of the Life Course</text:p>
          </table:table-cell>
          <table:table-cell office:value-type="string" calcext:value-type="string">
            <text:p>Jeylan T. Mortimer, Michael J.</text:p>
            <text:p>Shanahan</text:p>
          </table:table-cell>
          <table:table-cell table:style-name="ce4" office:value-type="float" office:value="2003" calcext:value-type="float">
            <text:p>2003</text:p>
          </table:table-cell>
          <table:table-cell office:value-type="string" calcext:value-type="string">
            <text:p>http://link.springer.com/openurl?genre=book&amp;isbn=978-0-306-48247-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ll of Statistics</text:p>
          </table:table-cell>
          <table:table-cell office:value-type="string" calcext:value-type="string">
            <text:p>Larry Wasserman</text:p>
          </table:table-cell>
          <table:table-cell table:style-name="ce4" office:value-type="float" office:value="2004" calcext:value-type="float">
            <text:p>2004</text:p>
          </table:table-cell>
          <table:table-cell office:value-type="string" calcext:value-type="string">
            <text:p>http://link.springer.com/openurl?genre=book&amp;isbn=978-0-387-21736-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ocial Anxiety and Social Phobia in Youth</text:p>
          </table:table-cell>
          <table:table-cell office:value-type="string" calcext:value-type="string">
            <text:p>Christopher Kearney</text:p>
          </table:table-cell>
          <table:table-cell table:style-name="ce4" office:value-type="float" office:value="2005" calcext:value-type="float">
            <text:p>2005</text:p>
          </table:table-cell>
          <table:table-cell office:value-type="string" calcext:value-type="string">
            <text:p>http://link.springer.com/openurl?genre=book&amp;isbn=978-0-387-22592-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iscrete Mathematics</text:p>
          </table:table-cell>
          <table:table-cell office:value-type="string" calcext:value-type="string">
            <text:p>László Lovász, József Pelikán, Katalin</text:p>
            <text:p>Vesztergombi</text:p>
          </table:table-cell>
          <table:table-cell table:style-name="ce4" office:value-type="float" office:value="2003" calcext:value-type="float">
            <text:p>2003</text:p>
          </table:table-cell>
          <table:table-cell office:value-type="string" calcext:value-type="string">
            <text:p>http://link.springer.com/openurl?genre=book&amp;isbn=978-0-387-21777-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velopmental Neurobiology</text:p>
          </table:table-cell>
          <table:table-cell office:value-type="string" calcext:value-type="string">
            <text:p>Mahendra S. Rao, Marcus Jacobson</text:p>
          </table:table-cell>
          <table:table-cell table:style-name="ce4" office:value-type="string" calcext:value-type="string">
            <text:p>4th ed.</text:p>
            <text:p>2005</text:p>
          </table:table-cell>
          <table:table-cell office:value-type="string" calcext:value-type="string">
            <text:p>http://link.springer.com/openurl?genre=book&amp;isbn=978-0-387-28117-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ntuitive Probability and Random Processes using MATLAB®</text:p>
          </table:table-cell>
          <table:table-cell office:value-type="string" calcext:value-type="string">
            <text:p>Steven Kay</text:p>
          </table:table-cell>
          <table:table-cell table:style-name="ce4" office:value-type="float" office:value="2006" calcext:value-type="float">
            <text:p>2006</text:p>
          </table:table-cell>
          <table:table-cell office:value-type="string" calcext:value-type="string">
            <text:p>http://link.springer.com/openurl?genre=book&amp;isbn=978-0-387-24158-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andbook of Disaster Research</text:p>
          </table:table-cell>
          <table:table-cell office:value-type="string" calcext:value-type="string">
            <text:p>Havidan Rodriguez, Enrico L.</text:p>
            <text:p>Quarantelli, Russell Dynes</text:p>
          </table:table-cell>
          <table:table-cell table:style-name="ce4" office:value-type="float" office:value="2006" calcext:value-type="float">
            <text:p>2006</text:p>
          </table:table-cell>
          <table:table-cell office:value-type="string" calcext:value-type="string">
            <text:p>http://link.springer.com/openurl?genre=book&amp;isbn=978-0-387-32353-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Handbook of the Sociology of Gender</text:p>
          </table:table-cell>
          <table:table-cell office:value-type="string" calcext:value-type="string">
            <text:p>Janet Saltzman Chafetz</text:p>
          </table:table-cell>
          <table:table-cell table:style-name="ce4" office:value-type="float" office:value="1999" calcext:value-type="float">
            <text:p>1999</text:p>
          </table:table-cell>
          <table:table-cell office:value-type="string" calcext:value-type="string">
            <text:p>http://link.springer.com/openurl?genre=book&amp;isbn=978-0-387-36218-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andbook of Sociological Theory</text:p>
          </table:table-cell>
          <table:table-cell office:value-type="string" calcext:value-type="string">
            <text:p>Jonathan H. Turner</text:p>
          </table:table-cell>
          <table:table-cell table:style-name="ce4" office:value-type="float" office:value="2001" calcext:value-type="float">
            <text:p>2001</text:p>
          </table:table-cell>
          <table:table-cell office:value-type="string" calcext:value-type="string">
            <text:p>http://link.springer.com/openurl?genre=book&amp;isbn=978-0-387-36274-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linical Neuroanatomy</text:p>
          </table:table-cell>
          <table:table-cell office:value-type="string" calcext:value-type="string">
            <text:p>John Mendoza, Anne Foundas</text:p>
          </table:table-cell>
          <table:table-cell table:style-name="ce4" office:value-type="float" office:value="2008" calcext:value-type="float">
            <text:p>2008</text:p>
          </table:table-cell>
          <table:table-cell office:value-type="string" calcext:value-type="string">
            <text:p>http://link.springer.com/openurl?genre=book&amp;isbn=978-0-387-36601-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cquired Brain Injury</text:p>
          </table:table-cell>
          <table:table-cell office:value-type="string" calcext:value-type="string">
            <text:p>Jean Elbaum, Deborah Benson</text:p>
          </table:table-cell>
          <table:table-cell table:style-name="ce4" office:value-type="float" office:value="2007" calcext:value-type="float">
            <text:p>2007</text:p>
          </table:table-cell>
          <table:table-cell office:value-type="string" calcext:value-type="string">
            <text:p>http://link.springer.com/openurl?genre=book&amp;isbn=978-0-387-37575-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, Stephen Wright</text:p>
          </table:table-cell>
          <table:table-cell table:style-name="ce4" office:value-type="string" calcext:value-type="string">
            <text:p>2nd ed.</text:p>
            <text:p>2006</text:p>
          </table:table-cell>
          <table:table-cell office:value-type="string" calcext:value-type="string">
            <text:p>http://link.springer.com/openurl?genre=book&amp;isbn=978-0-387-40065-5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ndbook of Biological Confocal Microscopy</text:p>
          </table:table-cell>
          <table:table-cell office:value-type="string" calcext:value-type="string">
            <text:p>James Pawley</text:p>
          </table:table-cell>
          <table:table-cell table:style-name="ce4" office:value-type="string" calcext:value-type="string">
            <text:p>3rd ed.</text:p>
            <text:p>2006</text:p>
          </table:table-cell>
          <table:table-cell office:value-type="string" calcext:value-type="string">
            <text:p>http://link.springer.com/openurl?genre=book&amp;isbn=978-0-387-45524-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eramic Materials</text:p>
          </table:table-cell>
          <table:table-cell office:value-type="string" calcext:value-type="string">
            <text:p>C. Barry Carter, M. Grant Norton</text:p>
          </table:table-cell>
          <table:table-cell table:style-name="ce4" office:value-type="float" office:value="2007" calcext:value-type="float">
            <text:p>2007</text:p>
          </table:table-cell>
          <table:table-cell office:value-type="string" calcext:value-type="string">
            <text:p>http://link.springer.com/openurl?genre=book&amp;isbn=978-0-387-46271-4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ciples of Fluorescence Spectroscopy</text:p>
          </table:table-cell>
          <table:table-cell office:value-type="string" calcext:value-type="string">
            <text:p>Joseph R. Lakowicz</text:p>
          </table:table-cell>
          <table:table-cell table:style-name="ce4" office:value-type="string" calcext:value-type="string">
            <text:p>3rd ed.</text:p>
            <text:p>2006</text:p>
          </table:table-cell>
          <table:table-cell office:value-type="string" calcext:value-type="string">
            <text:p>http://link.springer.com/openurl?genre=book&amp;isbn=978-0-387-46312-4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Fundamentals of Biomechanics</text:p>
          </table:table-cell>
          <table:table-cell office:value-type="string" calcext:value-type="string">
            <text:p>Duane Knudson</text:p>
          </table:table-cell>
          <table:table-cell table:style-name="ce4" office:value-type="string" calcext:value-type="string">
            <text:p>2nd ed.</text:p>
            <text:p>2007</text:p>
          </table:table-cell>
          <table:table-cell office:value-type="string" calcext:value-type="string">
            <text:p>http://link.springer.com/openurl?genre=book&amp;isbn=978-0-387-49312-1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mer on the Rheumatic Diseases</text:p>
          </table:table-cell>
          <table:table-cell office:value-type="string" calcext:value-type="string">
            <text:p>John H. Klippel, John H. Stone, L eslie</text:p>
            <text:p>J. Crofford, Patience H. White</text:p>
          </table:table-cell>
          <table:table-cell table:style-name="ce4" office:value-type="string" calcext:value-type="string">
            <text:p>13th ed.</text:p>
            <text:p>2008</text:p>
          </table:table-cell>
          <table:table-cell office:value-type="string" calcext:value-type="string">
            <text:p>http://link.springer.com/openurl?genre=book&amp;isbn=978-0-387-68566-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International Handbook of Historical Archaeology</text:p>
          </table:table-cell>
          <table:table-cell office:value-type="string" calcext:value-type="string">
            <text:p>Teresita Majewski, David Gaimster</text:p>
          </table:table-cell>
          <table:table-cell table:style-name="ce4" office:value-type="float" office:value="2009" calcext:value-type="float">
            <text:p>2009</text:p>
          </table:table-cell>
          <table:table-cell office:value-type="string" calcext:value-type="string">
            <text:p>http://link.springer.com/openurl?genre=book&amp;isbn=978-0-387-72071-5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Database Marketing</text:p>
          </table:table-cell>
          <table:table-cell office:value-type="string" calcext:value-type="string">
            <text:p>Robert C. Blattberg, Byung-Do Kim,</text:p>
            <text:p>Scott A. Neslin</text:p>
          </table:table-cell>
          <table:table-cell table:style-name="ce4" office:value-type="float" office:value="2008" calcext:value-type="float">
            <text:p>2008</text:p>
          </table:table-cell>
          <table:table-cell office:value-type="string" calcext:value-type="string">
            <text:p>http://link.springer.com/openurl?genre=book&amp;isbn=978-0-387-72579-6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omposite Materials</text:p>
          </table:table-cell>
          <table:table-cell office:value-type="string" calcext:value-type="string">
            <text:p>Krishan K. Chawla</text:p>
          </table:table-cell>
          <table:table-cell table:style-name="ce4" office:value-type="string" calcext:value-type="string">
            <text:p>3rd ed.</text:p>
            <text:p>2012</text:p>
          </table:table-cell>
          <table:table-cell office:value-type="string" calcext:value-type="string">
            <text:p>http://link.springer.com/openurl?genre=book&amp;isbn=978-0-387-74365-3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Time Series Analysis</text:p>
          </table:table-cell>
          <table:table-cell office:value-type="string" calcext:value-type="string">
            <text:p>Jonathan D. Cryer, Kung-Sik Chan</text:p>
          </table:table-cell>
          <table:table-cell table:style-name="ce4" office:value-type="string" calcext:value-type="string">
            <text:p>2nd ed.</text:p>
            <text:p>2008</text:p>
          </table:table-cell>
          <table:table-cell office:value-type="string" calcext:value-type="string">
            <text:p>http://link.springer.com/openurl?genre=book&amp;isbn=978-0-387-75959-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Transmission Electron Microscopy</text:p>
          </table:table-cell>
          <table:table-cell office:value-type="string" calcext:value-type="string">
            <text:p>David B. Williams, C. Barry Carter</text:p>
          </table:table-cell>
          <table:table-cell table:style-name="ce4" office:value-type="string" calcext:value-type="string">
            <text:p>2nd ed.</text:p>
            <text:p>2009</text:p>
          </table:table-cell>
          <table:table-cell office:value-type="string" calcext:value-type="string">
            <text:p>http://link.springer.com/openurl?genre=book&amp;isbn=978-0-387-76501-3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Handbook of Quantitative Criminology</text:p>
          </table:table-cell>
          <table:table-cell office:value-type="string" calcext:value-type="string">
            <text:p>Alex R. Piquero, David Weisburd</text:p>
          </table:table-cell>
          <table:table-cell table:style-name="ce4" office:value-type="string" calcext:value-type="string">
            <text:p>1st ed.</text:p>
            <text:p>2010</text:p>
          </table:table-cell>
          <table:table-cell office:value-type="string" calcext:value-type="string">
            <text:p>http://link.springer.com/openurl?genre=book&amp;isbn=978-0-387-77650-7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lant Physiological Ecology</text:p>
          </table:table-cell>
          <table:table-cell office:value-type="string" calcext:value-type="string">
            <text:p>Hans Lambers, F Stuart Chapin III,</text:p>
            <text:p>Thijs L. Pons</text:p>
          </table:table-cell>
          <table:table-cell table:style-name="ce4" office:value-type="string" calcext:value-type="string">
            <text:p>2nd ed.</text:p>
            <text:p>2008</text:p>
          </table:table-cell>
          <table:table-cell office:value-type="string" calcext:value-type="string">
            <text:p>http://link.springer.com/openurl?genre=book&amp;isbn=978-0-387-78341-3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Introductory Statistics with R</text:p>
          </table:table-cell>
          <table:table-cell office:value-type="string" calcext:value-type="string">
            <text:p>Peter Dalgaard</text:p>
          </table:table-cell>
          <table:table-cell table:style-name="ce4" office:value-type="string" calcext:value-type="string">
            <text:p>2nd ed.</text:p>
            <text:p>2008</text:p>
          </table:table-cell>
          <table:table-cell office:value-type="string" calcext:value-type="string">
            <text:p>http://link.springer.com/openurl?genre=book&amp;isbn=978-0-387-79054-1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The Elements of Statistical Learning</text:p>
          </table:table-cell>
          <table:table-cell office:value-type="string" calcext:value-type="string">
            <text:p>Trevor Hastie, Robert Tibshirani,</text:p>
            <text:p>Jerome Friedman</text:p>
          </table:table-cell>
          <table:table-cell table:style-name="ce4" office:value-type="string" calcext:value-type="string">
            <text:p>2nd ed.</text:p>
            <text:p>2009</text:p>
          </table:table-cell>
          <table:table-cell office:value-type="string" calcext:value-type="string">
            <text:p>http://link.springer.com/openurl?genre=book&amp;isbn=978-0-387-84858-7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sychology, Religion, and Spirituality</text:p>
          </table:table-cell>
          <table:table-cell office:value-type="string" calcext:value-type="string">
            <text:p>James M. Nelson</text:p>
          </table:table-cell>
          <table:table-cell table:style-name="ce4" office:value-type="float" office:value="2009" calcext:value-type="float">
            <text:p>2009</text:p>
          </table:table-cell>
          <table:table-cell office:value-type="string" calcext:value-type="string">
            <text:p>http://link.springer.com/openurl?genre=book&amp;isbn=978-0-387-87573-6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Introductory Time Series with R</text:p>
          </table:table-cell>
          <table:table-cell office:value-type="string" calcext:value-type="string">
            <text:p>Paul S.P. Cowpertwait, Andrew V.</text:p>
            <text:p>Metcalfe</text:p>
          </table:table-cell>
          <table:table-cell table:style-name="ce4" office:value-type="float" office:value="2009" calcext:value-type="float">
            <text:p>2009</text:p>
          </table:table-cell>
          <table:table-cell office:value-type="string" calcext:value-type="string">
            <text:p>http://link.springer.com/openurl?genre=book&amp;isbn=978-0-387-88698-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hild Neuropsychology</text:p>
          </table:table-cell>
          <table:table-cell office:value-type="string" calcext:value-type="string">
            <text:p>Margaret Semrud-Clikeman, Phyllis</text:p>
            <text:p>Anne Teeter Ellison</text:p>
          </table:table-cell>
          <table:table-cell table:style-name="ce4" office:value-type="string" calcext:value-type="string">
            <text:p>2nd ed.</text:p>
            <text:p>2009</text:p>
          </table:table-cell>
          <table:table-cell office:value-type="string" calcext:value-type="string">
            <text:p>http://link.springer.com/openurl?genre=book&amp;isbn=978-0-387-88963-4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A Beginner's Guide to R</text:p>
          </table:table-cell>
          <table:table-cell office:value-type="string" calcext:value-type="string">
            <text:p>Alain Zuur, Elena N. Ieno, Erik</text:p>
            <text:p>Meesters</text:p>
          </table:table-cell>
          <table:table-cell table:style-name="ce4" office:value-type="float" office:value="2009" calcext:value-type="float">
            <text:p>2009</text:p>
          </table:table-cell>
          <table:table-cell office:value-type="string" calcext:value-type="string">
            <text:p>http://link.springer.com/openurl?genre=book&amp;isbn=978-0-387-93837-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Geomorphology of Desert Environments</text:p>
          </table:table-cell>
          <table:table-cell office:value-type="string" calcext:value-type="string">
            <text:p>Anthony J. Parsons, A. D. Abrahams</text:p>
          </table:table-cell>
          <table:table-cell table:style-name="ce4" office:value-type="string" calcext:value-type="string">
            <text:p>2nd ed.</text:p>
            <text:p>2009</text:p>
          </table:table-cell>
          <table:table-cell office:value-type="string" calcext:value-type="string">
            <text:p>http://link.springer.com/openurl?genre=book&amp;isbn=978-1-4020-5719-9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The Joy of Science</text:p>
          </table:table-cell>
          <table:table-cell office:value-type="string" calcext:value-type="string">
            <text:p>Richard A. Lockshin</text:p>
          </table:table-cell>
          <table:table-cell table:style-name="ce4" office:value-type="float" office:value="2007" calcext:value-type="float">
            <text:p>2007</text:p>
          </table:table-cell>
          <table:table-cell office:value-type="string" calcext:value-type="string">
            <text:p>http://link.springer.com/openurl?genre=book&amp;isbn=978-1-4020-6099-1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Fatigue of Structures and Materials</text:p>
          </table:table-cell>
          <table:table-cell office:value-type="string" calcext:value-type="string">
            <text:p>J. Schijve</text:p>
          </table:table-cell>
          <table:table-cell table:style-name="ce4" office:value-type="string" calcext:value-type="string">
            <text:p>2nd ed.</text:p>
            <text:p>2009</text:p>
          </table:table-cell>
          <table:table-cell office:value-type="string" calcext:value-type="string">
            <text:p>http://link.springer.com/openurl?genre=book&amp;isbn=978-1-4020-6808-9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Essential Astrophysics</text:p>
          </table:table-cell>
          <table:table-cell office:value-type="string" calcext:value-type="string">
            <text:p>Kenneth R. Lang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3-642-35963-7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Introduction to Evolutionary Computing</text:p>
          </table:table-cell>
          <table:table-cell office:value-type="string" calcext:value-type="string">
            <text:p>A.E. Eiben, J.E. Smith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3-662-44874-8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Data Analysis</text:p>
          </table:table-cell>
          <table:table-cell office:value-type="string" calcext:value-type="string">
            <text:p>Siegmund Brandt</text:p>
          </table:table-cell>
          <table:table-cell table:style-name="ce4" office:value-type="string" calcext:value-type="string">
            <text:p>4th ed.</text:p>
            <text:p>2014</text:p>
          </table:table-cell>
          <table:table-cell office:value-type="string" calcext:value-type="string">
            <text:p>http://link.springer.com/openurl?genre=book&amp;isbn=978-3-319-03762-2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International Perspectives on Psychotherapy</text:p>
          </table:table-cell>
          <table:table-cell office:value-type="string" calcext:value-type="string">
            <text:p>Stefan G. Hofmann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56194-3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Electrical Machines</text:p>
          </table:table-cell>
          <table:table-cell office:value-type="string" calcext:value-type="string">
            <text:p>Slobodan N. Vukosavic</text:p>
          </table:table-cell>
          <table:table-cell table:style-name="ce4" office:value-type="float" office:value="2012" calcext:value-type="float">
            <text:p>2012</text:p>
          </table:table-cell>
          <table:table-cell office:value-type="string" calcext:value-type="string">
            <text:p>http://link.springer.com/openurl?genre=book&amp;isbn=978-1-4614-0400-2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echanics and Thermodynamics</text:p>
          </table:table-cell>
          <table:table-cell office:value-type="string" calcext:value-type="string">
            <text:p>Wolfgang Demtröder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27877-3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Applied Behavior Analysis</text:p>
          </table:table-cell>
          <table:table-cell office:value-type="string" calcext:value-type="string">
            <text:p>Kimberly Maich, Darren Levine,</text:p>
            <text:p>Carmen Hall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44794-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Reading, Writing, and Proving</text:p>
          </table:table-cell>
          <table:table-cell office:value-type="string" calcext:value-type="string">
            <text:p>Ulrich Daepp, Pamela Gorkin</text:p>
          </table:table-cell>
          <table:table-cell table:style-name="ce4" office:value-type="string" calcext:value-type="string">
            <text:p>2nd ed.</text:p>
            <text:p>2011</text:p>
          </table:table-cell>
          <table:table-cell office:value-type="string" calcext:value-type="string">
            <text:p>http://link.springer.com/openurl?genre=book&amp;isbn=978-1-4419-9479-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, Yinyu Ye</text:p>
          </table:table-cell>
          <table:table-cell table:style-name="ce4" office:value-type="string" calcext:value-type="string">
            <text:p>4th ed.</text:p>
            <text:p>2016</text:p>
          </table:table-cell>
          <table:table-cell office:value-type="string" calcext:value-type="string">
            <text:p>http://link.springer.com/openurl?genre=book&amp;isbn=978-3-319-18842-3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Introduction to Partial Differential Equations</text:p>
          </table:table-cell>
          <table:table-cell office:value-type="string" calcext:value-type="string">
            <text:p>David Borthwick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48936-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Energy Storage</text:p>
          </table:table-cell>
          <table:table-cell office:value-type="string" calcext:value-type="string">
            <text:p>Robert Huggins</text:p>
          </table:table-cell>
          <table:table-cell table:style-name="ce4" office:value-type="string" calcext:value-type="string">
            <text:p>2nd ed.</text:p>
            <text:p>2016</text:p>
          </table:table-cell>
          <table:table-cell office:value-type="string" calcext:value-type="string">
            <text:p>http://link.springer.com/openurl?genre=book&amp;isbn=978-3-319-21239-5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Metabolism of Human Diseases</text:p>
          </table:table-cell>
          <table:table-cell office:value-type="string" calcext:value-type="string">
            <text:p>Eckhard Lammert, Martin Zeeb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3-7091-0715-7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Sensory Evaluation of Food</text:p>
          </table:table-cell>
          <table:table-cell office:value-type="string" calcext:value-type="string">
            <text:p>Harry T. Lawless, Hildegarde</text:p>
            <text:p>Heymann</text:p>
          </table:table-cell>
          <table:table-cell table:style-name="ce4" office:value-type="string" calcext:value-type="string">
            <text:p>2nd ed.</text:p>
            <text:p>2010</text:p>
          </table:table-cell>
          <table:table-cell office:value-type="string" calcext:value-type="string">
            <text:p>http://link.springer.com/openurl?genre=book&amp;isbn=978-1-4419-6488-5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Fundamentals of Robotic Mechanical Systems</text:p>
          </table:table-cell>
          <table:table-cell office:value-type="string" calcext:value-type="string">
            <text:p>Jorge Angeles</text:p>
          </table:table-cell>
          <table:table-cell table:style-name="ce4" office:value-type="string" calcext:value-type="string">
            <text:p>4th ed.</text:p>
            <text:p>2014</text:p>
          </table:table-cell>
          <table:table-cell office:value-type="string" calcext:value-type="string">
            <text:p>http://link.springer.com/openurl?genre=book&amp;isbn=978-3-319-01851-5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Integrative Human Biochemistry</text:p>
          </table:table-cell>
          <table:table-cell office:value-type="string" calcext:value-type="string">
            <text:p>Andrea T. da Poian, Miguel A. R. B.</text:p>
            <text:p>Castanho</text:p>
          </table:table-cell>
          <table:table-cell table:style-name="ce4" office:value-type="string" calcext:value-type="string">
            <text:p>1st ed.</text:p>
            <text:p>2015</text:p>
          </table:table-cell>
          <table:table-cell office:value-type="string" calcext:value-type="string">
            <text:p>http://link.springer.com/openurl?genre=book&amp;isbn=978-1-4939-3058-6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Philosophy of Science for Scientists</text:p>
          </table:table-cell>
          <table:table-cell office:value-type="string" calcext:value-type="string">
            <text:p>LBaorgsd-Ganö rPaonv Jho,h Kalnausso Rnith, Christoph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26551-3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Particles and Nuclei</text:p>
          </table:table-cell>
          <table:table-cell office:value-type="string" calcext:value-type="string">
            <text:p>Scholz, Frank Zetsche, Werner</text:p>
            <text:p>Rodejohann</text:p>
          </table:table-cell>
          <table:table-cell table:style-name="ce4" office:value-type="string" calcext:value-type="string">
            <text:p>7th ed.</text:p>
            <text:p>2015</text:p>
          </table:table-cell>
          <table:table-cell office:value-type="string" calcext:value-type="string">
            <text:p>http://link.springer.com/openurl?genre=book&amp;isbn=978-3-662-46321-5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Data Structures and Algorithms with Python</text:p>
          </table:table-cell>
          <table:table-cell office:value-type="string" calcext:value-type="string">
            <text:p>Kent D. Lee, Steve Hubbard</text:p>
          </table:table-cell>
          <table:table-cell table:style-name="ce4" office:value-type="float" office:value="2015" calcext:value-type="float">
            <text:p>2015</text:p>
          </table:table-cell>
          <table:table-cell office:value-type="string" calcext:value-type="string">
            <text:p>http://link.springer.com/openurl?genre=book&amp;isbn=978-3-319-13072-9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LGBT-Parent Families</text:p>
          </table:table-cell>
          <table:table-cell office:value-type="string" calcext:value-type="string">
            <text:p>Abbie E. Goldberg, Katherine R. Allen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1-4614-4556-2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Integrated Neuroscience</text:p>
          </table:table-cell>
          <table:table-cell office:value-type="string" calcext:value-type="string">
            <text:p>Elliott M. Marcus, Stanley Jacobson</text:p>
          </table:table-cell>
          <table:table-cell table:style-name="ce4" office:value-type="float" office:value="2003" calcext:value-type="float">
            <text:p>2003</text:p>
          </table:table-cell>
          <table:table-cell office:value-type="string" calcext:value-type="string">
            <text:p>http://link.springer.com/openurl?genre=book&amp;isbn=978-1-4615-1077-2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Introduction to Partial Differential Equations</text:p>
          </table:table-cell>
          <table:table-cell office:value-type="string" calcext:value-type="string">
            <text:p>Peter J. Olver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3-319-02099-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icroeconomics</text:p>
          </table:table-cell>
          <table:table-cell office:value-type="string" calcext:value-type="string">
            <text:p>Peter Dorman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3-642-37434-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System Dynamics</text:p>
          </table:table-cell>
          <table:table-cell office:value-type="string" calcext:value-type="string">
            <text:p>Bilash Kanti Bala, Fatimah Mohamed</text:p>
            <text:p>Arshad, Kusairi Mohd Noh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981-10-2045-2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Cosmology for the Curious</text:p>
          </table:table-cell>
          <table:table-cell office:value-type="string" calcext:value-type="string">
            <text:p>Delia Perlov, Alex Vilenkin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57040-2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Methods of Mathematical Modelling</text:p>
          </table:table-cell>
          <table:table-cell office:value-type="string" calcext:value-type="string">
            <text:p>Thomas Witelski, Mark Bowen</text:p>
          </table:table-cell>
          <table:table-cell table:style-name="ce4" office:value-type="string" calcext:value-type="string">
            <text:p>1st ed.</text:p>
            <text:p>2015</text:p>
          </table:table-cell>
          <table:table-cell office:value-type="string" calcext:value-type="string">
            <text:p>http://link.springer.com/openurl?genre=book&amp;isbn=978-3-319-23042-9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Introduction to Logic Circuits &amp; Logic Design with Verilog</text:p>
          </table:table-cell>
          <table:table-cell office:value-type="string" calcext:value-type="string">
            <text:p>Brock J. LaMeres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53883-9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Structural Analysis</text:p>
          </table:table-cell>
          <table:table-cell office:value-type="string" calcext:value-type="string">
            <text:p>O. A. Bauchau, J.I. Craig</text:p>
          </table:table-cell>
          <table:table-cell table:style-name="ce4" office:value-type="float" office:value="2009" calcext:value-type="float">
            <text:p>2009</text:p>
          </table:table-cell>
          <table:table-cell office:value-type="string" calcext:value-type="string">
            <text:p>http://link.springer.com/openurl?genre=book&amp;isbn=978-90-481-2516-6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Engineering Flow and Heat Exchange</text:p>
          </table:table-cell>
          <table:table-cell office:value-type="string" calcext:value-type="string">
            <text:p>Octave Levenspiel</text:p>
          </table:table-cell>
          <table:table-cell table:style-name="ce4" office:value-type="string" calcext:value-type="string">
            <text:p>3rd ed.</text:p>
            <text:p>2014</text:p>
          </table:table-cell>
          <table:table-cell office:value-type="string" calcext:value-type="string">
            <text:p>http://link.springer.com/openurl?genre=book&amp;isbn=978-1-4899-7454-9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Enterprise Risk Management Models</text:p>
          </table:table-cell>
          <table:table-cell office:value-type="string" calcext:value-type="string">
            <text:p>DNavseidr LM. Oahlsdoanv,i <text:s/>DTeabshaetanbga Deai,s Ahl iW Jaufari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662-53785-5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Reactive Power Control in AC Power Systems</text:p>
          </table:table-cell>
          <table:table-cell office:value-type="string" calcext:value-type="string">
            <text:p>Aghbolaghi, Nicu Bizon, Frede</text:p>
            <text:p>Blaabjerg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51118-4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Principles of Microeconomics</text:p>
          </table:table-cell>
          <table:table-cell office:value-type="string" calcext:value-type="string">
            <text:p>Martin Kolmar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57589-6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Additive Manufacturing Technologies</text:p>
          </table:table-cell>
          <table:table-cell office:value-type="string" calcext:value-type="string">
            <text:p>Ian Gibson, David W. Rosen, Brent</text:p>
            <text:p>Stucker</text:p>
          </table:table-cell>
          <table:table-cell table:style-name="ce4" office:value-type="float" office:value="2010" calcext:value-type="float">
            <text:p>2010</text:p>
          </table:table-cell>
          <table:table-cell office:value-type="string" calcext:value-type="string">
            <text:p>http://link.springer.com/openurl?genre=book&amp;isbn=978-1-4419-1120-9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Principles of Physics</text:p>
          </table:table-cell>
          <table:table-cell office:value-type="string" calcext:value-type="string">
            <text:p>Hafez <text:s/>A . Radi, John O Rasmussen</text:p>
          </table:table-cell>
          <table:table-cell table:style-name="ce4" office:value-type="float" office:value="2012" calcext:value-type="float">
            <text:p>2012</text:p>
          </table:table-cell>
          <table:table-cell office:value-type="string" calcext:value-type="string">
            <text:p>http://link.springer.com/openurl?genre=book&amp;isbn=978-3-642-23026-4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Fundamentals of Biomechanics</text:p>
          </table:table-cell>
          <table:table-cell office:value-type="string" calcext:value-type="string">
            <text:p>Nihat Özkaya, Dawn Leger, David</text:p>
            <text:p>Goldsheyder, Margareta Nordin</text:p>
          </table:table-cell>
          <table:table-cell table:style-name="ce4" office:value-type="string" calcext:value-type="string">
            <text:p>4th ed.</text:p>
            <text:p>2017</text:p>
          </table:table-cell>
          <table:table-cell office:value-type="string" calcext:value-type="string">
            <text:p>http://link.springer.com/openurl?genre=book&amp;isbn=978-3-319-44738-4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Irrigation and Drainage Engineering</text:p>
          </table:table-cell>
          <table:table-cell office:value-type="string" calcext:value-type="string">
            <text:p>Peter Waller, Muluneh Yitayew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05699-9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LaTeX in 24 Hours</text:p>
          </table:table-cell>
          <table:table-cell office:value-type="string" calcext:value-type="string">
            <text:p>Dilip Datta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47831-9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Psychology of Perception</text:p>
          </table:table-cell>
          <table:table-cell office:value-type="string" calcext:value-type="string">
            <text:p>Simon Grondin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31791-5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Extragalactic Astronomy and Cosmology</text:p>
          </table:table-cell>
          <table:table-cell office:value-type="string" calcext:value-type="string">
            <text:p>Peter Schneider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3-642-54083-7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Automata and Computability</text:p>
          </table:table-cell>
          <table:table-cell office:value-type="string" calcext:value-type="string">
            <text:p>Dexter C. Kozen</text:p>
          </table:table-cell>
          <table:table-cell table:style-name="ce4" office:value-type="float" office:value="1997" calcext:value-type="float">
            <text:p>1997</text:p>
          </table:table-cell>
          <table:table-cell office:value-type="string" calcext:value-type="string">
            <text:p>http://link.springer.com/openurl?genre=book&amp;isbn=978-1-4612-1844-9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The Algorithm Design Manual</text:p>
          </table:table-cell>
          <table:table-cell office:value-type="string" calcext:value-type="string">
            <text:p>Steven S Skiena</text:p>
          </table:table-cell>
          <table:table-cell table:style-name="ce4" office:value-type="string" calcext:value-type="string">
            <text:p>2nd ed.</text:p>
            <text:p>2008</text:p>
          </table:table-cell>
          <table:table-cell office:value-type="string" calcext:value-type="string">
            <text:p>http://link.springer.com/openurl?genre=book&amp;isbn=978-1-84800-070-4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Chemical Thermodynamics</text:p>
          </table:table-cell>
          <table:table-cell office:value-type="string" calcext:value-type="string">
            <text:p>Ernö Keszei</text:p>
          </table:table-cell>
          <table:table-cell table:style-name="ce4" office:value-type="float" office:value="2012" calcext:value-type="float">
            <text:p>2012</text:p>
          </table:table-cell>
          <table:table-cell office:value-type="string" calcext:value-type="string">
            <text:p>http://link.springer.com/openurl?genre=book&amp;isbn=978-3-642-19864-9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Computational Physics</text:p>
          </table:table-cell>
          <table:table-cell office:value-type="string" calcext:value-type="string">
            <text:p>Philipp O.J. Scherer</text:p>
          </table:table-cell>
          <table:table-cell table:style-name="ce4" office:value-type="string" calcext:value-type="string">
            <text:p>3rd ed.</text:p>
            <text:p>2017</text:p>
          </table:table-cell>
          <table:table-cell office:value-type="string" calcext:value-type="string">
            <text:p>http://link.springer.com/openurl?genre=book&amp;isbn=978-3-319-61088-7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Introduction to Statistics and Data Analysis</text:p>
          </table:table-cell>
          <table:table-cell office:value-type="string" calcext:value-type="string">
            <text:p>Christian Heumann, Michael</text:p>
            <text:p>Schomaker,  Shalabh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46162-5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Grammar for Teachers</text:p>
          </table:table-cell>
          <table:table-cell office:value-type="string" calcext:value-type="string">
            <text:p>Andrea DeCapua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319-33916-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ime Series Econometrics</text:p>
          </table:table-cell>
          <table:table-cell office:value-type="string" calcext:value-type="string">
            <text:p>Klaus Neusser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32862-1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Electrochemistry</text:p>
          </table:table-cell>
          <table:table-cell office:value-type="string" calcext:value-type="string">
            <text:p>Christine Lefrou, Pierre Fabry, Jean-</text:p>
            <text:p>Claude Poignet</text:p>
          </table:table-cell>
          <table:table-cell table:style-name="ce4" office:value-type="float" office:value="2012" calcext:value-type="float">
            <text:p>2012</text:p>
          </table:table-cell>
          <table:table-cell office:value-type="string" calcext:value-type="string">
            <text:p>http://link.springer.com/openurl?genre=book&amp;isbn=978-3-642-30250-3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Classical Fourier Analysis</text:p>
          </table:table-cell>
          <table:table-cell office:value-type="string" calcext:value-type="string">
            <text:p>Loukas Grafakos</text:p>
          </table:table-cell>
          <table:table-cell table:style-name="ce4" office:value-type="string" calcext:value-type="string">
            <text:p>3rd ed.</text:p>
            <text:p>2014</text:p>
          </table:table-cell>
          <table:table-cell office:value-type="string" calcext:value-type="string">
            <text:p>http://link.springer.com/openurl?genre=book&amp;isbn=978-1-4939-1194-3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Human Chromosomes</text:p>
          </table:table-cell>
          <table:table-cell office:value-type="string" calcext:value-type="string">
            <text:p>Orlando J. Miller, Eeva Therman</text:p>
          </table:table-cell>
          <table:table-cell table:style-name="ce4" office:value-type="string" calcext:value-type="string">
            <text:p>4th ed.</text:p>
            <text:p>2001</text:p>
          </table:table-cell>
          <table:table-cell office:value-type="string" calcext:value-type="string">
            <text:p>http://link.springer.com/openurl?genre=book&amp;isbn=978-1-4613-0139-4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Phylogenomics</text:p>
          </table:table-cell>
          <table:table-cell office:value-type="string" calcext:value-type="string">
            <text:p>Christoph Bleidorn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54064-1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Quantum Theory for Mathematicians</text:p>
          </table:table-cell>
          <table:table-cell office:value-type="string" calcext:value-type="string">
            <text:p>Brian C. Hall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1-4614-7116-5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Evidence-Based Critical Care</text:p>
          </table:table-cell>
          <table:table-cell office:value-type="string" calcext:value-type="string">
            <text:p>Robert C. Hyzy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43341-7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Clinical Assessment of Child and Adolescent Personality and Behavior</text:p>
          </table:table-cell>
          <table:table-cell office:value-type="string" calcext:value-type="string">
            <text:p>Paul J. Frick, Christopher T. Barry,</text:p>
            <text:p>Randy W. Kamphaus</text:p>
          </table:table-cell>
          <table:table-cell table:style-name="ce4" office:value-type="string" calcext:value-type="string">
            <text:p>3rd ed.</text:p>
            <text:p>2010</text:p>
          </table:table-cell>
          <table:table-cell office:value-type="string" calcext:value-type="string">
            <text:p>http://link.springer.com/openurl?genre=book&amp;isbn=978-1-4419-0641-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Design Research in Information Systems</text:p>
          </table:table-cell>
          <table:table-cell office:value-type="string" calcext:value-type="string">
            <text:p>Alan Hevner, Samir Chatterjee</text:p>
          </table:table-cell>
          <table:table-cell table:style-name="ce4" office:value-type="float" office:value="2010" calcext:value-type="float">
            <text:p>2010</text:p>
          </table:table-cell>
          <table:table-cell office:value-type="string" calcext:value-type="string">
            <text:p>http://link.springer.com/openurl?genre=book&amp;isbn=978-1-4419-5653-8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Intermediate Physics for Medicine and Biology</text:p>
          </table:table-cell>
          <table:table-cell office:value-type="string" calcext:value-type="string">
            <text:p>Russell K. Hobbie, Bradley J. Roth</text:p>
          </table:table-cell>
          <table:table-cell table:style-name="ce4" office:value-type="string" calcext:value-type="string">
            <text:p>5th ed.</text:p>
            <text:p>2015</text:p>
          </table:table-cell>
          <table:table-cell office:value-type="string" calcext:value-type="string">
            <text:p>http://link.springer.com/openurl?genre=book&amp;isbn=978-3-319-12682-1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Principles of Data Mining</text:p>
          </table:table-cell>
          <table:table-cell office:value-type="string" calcext:value-type="string">
            <text:p>HMaanxn Bur aKmarettrunen, Pekka Kröger,</text:p>
          </table:table-cell>
          <table:table-cell table:style-name="ce4" office:value-type="string" calcext:value-type="string">
            <text:p>3rd ed.</text:p>
            <text:p>2016</text:p>
          </table:table-cell>
          <table:table-cell office:value-type="string" calcext:value-type="string">
            <text:p>http://link.springer.com/openurl?genre=book&amp;isbn=978-1-4471-7307-6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Fundamental Astronomy</text:p>
          </table:table-cell>
          <table:table-cell office:value-type="string" calcext:value-type="string">
            <text:p>Heikki Oja, Markku Poutanen, Karl</text:p>
            <text:p>Johan Donner</text:p>
          </table:table-cell>
          <table:table-cell table:style-name="ce4" office:value-type="string" calcext:value-type="string">
            <text:p>6th ed.</text:p>
            <text:p>2017</text:p>
          </table:table-cell>
          <table:table-cell office:value-type="string" calcext:value-type="string">
            <text:p>http://link.springer.com/openurl?genre=book&amp;isbn=978-3-662-53045-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Fundamentals of Business Process Management</text:p>
          </table:table-cell>
          <table:table-cell office:value-type="string" calcext:value-type="string">
            <text:p>Marlon Dumas, Marcello La Rosa, Jan</text:p>
            <text:p>Mendling, Hajo A. Reijers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3-642-33143-5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Brownian Motion, Martingales, and Stochastic Calculus</text:p>
          </table:table-cell>
          <table:table-cell office:value-type="string" calcext:value-type="string">
            <text:p>Jean-François Le Gall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31089-3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UML @ Classroom</text:p>
          </table:table-cell>
          <table:table-cell office:value-type="string" calcext:value-type="string">
            <text:p>Martina Seidl, Marion Scholz,</text:p>
            <text:p>Christian Huemer, Gerti Kappel</text:p>
          </table:table-cell>
          <table:table-cell table:style-name="ce4" office:value-type="float" office:value="2015" calcext:value-type="float">
            <text:p>2015</text:p>
          </table:table-cell>
          <table:table-cell office:value-type="string" calcext:value-type="string">
            <text:p>http://link.springer.com/openurl?genre=book&amp;isbn=978-3-319-12742-2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Design and Analysis of Experiments</text:p>
          </table:table-cell>
          <table:table-cell office:value-type="string" calcext:value-type="string">
            <text:p>Angela Dean, Daniel Voss, Danel</text:p>
            <text:p>Draguljić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319-52250-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Foundations for Designing User-Centered Systems</text:p>
          </table:table-cell>
          <table:table-cell office:value-type="string" calcext:value-type="string">
            <text:p>Frank E. Ritter, Gordon D. Baxter,</text:p>
            <text:p>Elizabeth F. Churchill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1-4471-5134-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Handbook of Consumer Finance Research</text:p>
          </table:table-cell>
          <table:table-cell office:value-type="string" calcext:value-type="string">
            <text:p>Jing Jian Xiao</text:p>
          </table:table-cell>
          <table:table-cell table:style-name="ce4" office:value-type="string" calcext:value-type="string">
            <text:p>2nd ed.</text:p>
            <text:p>2016</text:p>
          </table:table-cell>
          <table:table-cell office:value-type="string" calcext:value-type="string">
            <text:p>http://link.springer.com/openurl?genre=book&amp;isbn=978-3-319-28887-1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Principles of Terrestrial Ecosystem Ecology</text:p>
          </table:table-cell>
          <table:table-cell office:value-type="string" calcext:value-type="string">
            <text:p>F Stuart Chapin III, Pamela A. Matson,</text:p>
            <text:p>Peter Vitousek</text:p>
          </table:table-cell>
          <table:table-cell table:style-name="ce4" office:value-type="string" calcext:value-type="string">
            <text:p>2nd ed.</text:p>
            <text:p>2012</text:p>
          </table:table-cell>
          <table:table-cell office:value-type="string" calcext:value-type="string">
            <text:p>http://link.springer.com/openurl?genre=book&amp;isbn=978-1-4419-9504-9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Applied Multivariate Statistical Analysis</text:p>
          </table:table-cell>
          <table:table-cell office:value-type="string" calcext:value-type="string">
            <text:p>Wolfgang Karl Härdle, Léopold Simar</text:p>
          </table:table-cell>
          <table:table-cell table:style-name="ce4" office:value-type="string" calcext:value-type="string">
            <text:p>4th ed.</text:p>
            <text:p>2015</text:p>
          </table:table-cell>
          <table:table-cell office:value-type="string" calcext:value-type="string">
            <text:p>http://link.springer.com/openurl?genre=book&amp;isbn=978-3-662-45171-7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Strategic International Management</text:p>
          </table:table-cell>
          <table:table-cell office:value-type="string" calcext:value-type="string">
            <text:p>Dirk Morschett, Hanna Schramm-</text:p>
            <text:p>Klein, Joachim Zentes</text:p>
          </table:table-cell>
          <table:table-cell table:style-name="ce4" office:value-type="string" calcext:value-type="string">
            <text:p>2nd ed.</text:p>
            <text:p>2010</text:p>
          </table:table-cell>
          <table:table-cell office:value-type="string" calcext:value-type="string">
            <text:p>http://link.springer.com/openurl?genre=book&amp;isbn=978-3-8349-6331-4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Richard Szeliski</text:p>
          </table:table-cell>
          <table:table-cell table:style-name="ce4" office:value-type="float" office:value="2011" calcext:value-type="float">
            <text:p>2011</text:p>
          </table:table-cell>
          <table:table-cell office:value-type="string" calcext:value-type="string">
            <text:p>http://link.springer.com/openurl?genre=book&amp;isbn=978-1-84882-935-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Engineering Electromagnetics</text:p>
          </table:table-cell>
          <table:table-cell office:value-type="string" calcext:value-type="string">
            <text:p>Nathan Ida</text:p>
          </table:table-cell>
          <table:table-cell table:style-name="ce4" office:value-type="string" calcext:value-type="string">
            <text:p>3rd ed.</text:p>
            <text:p>2015</text:p>
          </table:table-cell>
          <table:table-cell office:value-type="string" calcext:value-type="string">
            <text:p>http://link.springer.com/openurl?genre=book&amp;isbn=978-3-319-07806-9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Data Mining</text:p>
          </table:table-cell>
          <table:table-cell office:value-type="string" calcext:value-type="string">
            <text:p>Charu C. Aggarwal</text:p>
          </table:table-cell>
          <table:table-cell table:style-name="ce4" office:value-type="float" office:value="2015" calcext:value-type="float">
            <text:p>2015</text:p>
          </table:table-cell>
          <table:table-cell office:value-type="string" calcext:value-type="string">
            <text:p>http://link.springer.com/openurl?genre=book&amp;isbn=978-3-319-14142-8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International Trade Theory and Policy</text:p>
          </table:table-cell>
          <table:table-cell office:value-type="string" calcext:value-type="string">
            <text:p>Giancarlo Gandolfo</text:p>
          </table:table-cell>
          <table:table-cell table:style-name="ce4" office:value-type="string" calcext:value-type="string">
            <text:p>2nd ed.</text:p>
            <text:p>2014</text:p>
          </table:table-cell>
          <table:table-cell office:value-type="string" calcext:value-type="string">
            <text:p>http://link.springer.com/openurl?genre=book&amp;isbn=978-3-642-37314-5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Alternative Energy Sources</text:p>
          </table:table-cell>
          <table:table-cell office:value-type="string" calcext:value-type="string">
            <text:p>Efstathios E (Stathis) Michaelides</text:p>
          </table:table-cell>
          <table:table-cell table:style-name="ce4" office:value-type="float" office:value="2012" calcext:value-type="float">
            <text:p>2012</text:p>
          </table:table-cell>
          <table:table-cell office:value-type="string" calcext:value-type="string">
            <text:p>http://link.springer.com/openurl?genre=book&amp;isbn=978-3-642-20951-2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Introduction to Electronic Commerce and Social Commerce</text:p>
          </table:table-cell>
          <table:table-cell office:value-type="string" calcext:value-type="string">
            <text:p>Efraim Turban, Judy Whiteside, David</text:p>
            <text:p>King, Jon Outland</text:p>
          </table:table-cell>
          <table:table-cell table:style-name="ce4" office:value-type="string" calcext:value-type="string">
            <text:p>4th ed.</text:p>
            <text:p>2017</text:p>
          </table:table-cell>
          <table:table-cell office:value-type="string" calcext:value-type="string">
            <text:p>http://link.springer.com/openurl?genre=book&amp;isbn=978-3-319-50091-1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Computational Geometry</text:p>
          </table:table-cell>
          <table:table-cell office:value-type="string" calcext:value-type="string">
            <text:p>Mark de Berg, Otfried Cheong, Marc</text:p>
            <text:p>van Kreveld, Mark Overmars</text:p>
          </table:table-cell>
          <table:table-cell table:style-name="ce4" office:value-type="string" calcext:value-type="string">
            <text:p>3rd ed.</text:p>
            <text:p>2008</text:p>
          </table:table-cell>
          <table:table-cell office:value-type="string" calcext:value-type="string">
            <text:p>http://link.springer.com/openurl?genre=book&amp;isbn=978-3-540-77974-2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Elementary Mechanics Using Python</text:p>
          </table:table-cell>
          <table:table-cell office:value-type="string" calcext:value-type="string">
            <text:p>Anders Malthe-Sørenssen</text:p>
          </table:table-cell>
          <table:table-cell table:style-name="ce4" office:value-type="float" office:value="2015" calcext:value-type="float">
            <text:p>2015</text:p>
          </table:table-cell>
          <table:table-cell office:value-type="string" calcext:value-type="string">
            <text:p>http://link.springer.com/openurl?genre=book&amp;isbn=978-3-319-19596-4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Energy Economics</text:p>
          </table:table-cell>
          <table:table-cell office:value-type="string" calcext:value-type="string">
            <text:p>Peter Zweifel, Aaron Praktiknjo,</text:p>
            <text:p>Georg Erdmann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662-53022-1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Biomedical Informatics</text:p>
          </table:table-cell>
          <table:table-cell office:value-type="string" calcext:value-type="string">
            <text:p>Edward H. Shortliffe, James J. Cimino</text:p>
          </table:table-cell>
          <table:table-cell table:style-name="ce4" office:value-type="string" calcext:value-type="string">
            <text:p>4th ed.</text:p>
            <text:p>2014</text:p>
          </table:table-cell>
          <table:table-cell office:value-type="string" calcext:value-type="string">
            <text:p>http://link.springer.com/openurl?genre=book&amp;isbn=978-1-4471-4474-8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botics, Vision and Control</text:p>
          </table:table-cell>
          <table:table-cell office:value-type="string" calcext:value-type="string">
            <text:p>Peter Corke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319-54413-7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Acid-Base Diagrams</text:p>
          </table:table-cell>
          <table:table-cell office:value-type="string" calcext:value-type="string">
            <text:p>Heike Kahlert, Fritz Scholz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3-642-37902-4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Brewing Science: A Multidisciplinary Approach</text:p>
          </table:table-cell>
          <table:table-cell office:value-type="string" calcext:value-type="string">
            <text:p>Michael Mosher, Kenneth Trantham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46394-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earning Landscape Ecology</text:p>
          </table:table-cell>
          <table:table-cell office:value-type="string" calcext:value-type="string">
            <text:p>Sarah E. Gergel, Monica G. Turner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1-4939-6374-4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Jim Pitman</text:p>
          </table:table-cell>
          <table:table-cell table:style-name="ce4" office:value-type="float" office:value="1993" calcext:value-type="float">
            <text:p>1993</text:p>
          </table:table-cell>
          <table:table-cell office:value-type="string" calcext:value-type="string">
            <text:p>http://link.springer.com/openurl?genre=book&amp;isbn=978-1-4612-4374-8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Modeling Life</text:p>
          </table:table-cell>
          <table:table-cell office:value-type="string" calcext:value-type="string">
            <text:p>Alan Garfinkel, Jane Shevtsov, Yina</text:p>
            <text:p>Guo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59731-7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Introduction to Plasma Physics and Controlled Fusion</text:p>
          </table:table-cell>
          <table:table-cell office:value-type="string" calcext:value-type="string">
            <text:p>FDriaentmcisa rC Gheronss, Werner Hauger, Jörg</text:p>
          </table:table-cell>
          <table:table-cell table:style-name="ce4" office:value-type="string" calcext:value-type="string">
            <text:p>3rd ed.</text:p>
            <text:p>2016</text:p>
          </table:table-cell>
          <table:table-cell office:value-type="string" calcext:value-type="string">
            <text:p>http://link.springer.com/openurl?genre=book&amp;isbn=978-3-319-22309-4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Engineering Mechanics 1</text:p>
          </table:table-cell>
          <table:table-cell office:value-type="string" calcext:value-type="string">
            <text:p>Schröder, Wolfgang A. Wall, Nimal</text:p>
            <text:p>Rajapakse</text:p>
          </table:table-cell>
          <table:table-cell table:style-name="ce4" office:value-type="string" calcext:value-type="string">
            <text:p>2nd ed.</text:p>
            <text:p>2013</text:p>
          </table:table-cell>
          <table:table-cell office:value-type="string" calcext:value-type="string">
            <text:p>http://link.springer.com/openurl?genre=book&amp;isbn=978-3-642-30319-7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Business Statistics for Competitive Advantage with Excel 2016</text:p>
          </table:table-cell>
          <table:table-cell office:value-type="string" calcext:value-type="string">
            <text:p>Cynthia Fraser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32185-1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Principles of Polymer Chemistry</text:p>
          </table:table-cell>
          <table:table-cell office:value-type="string" calcext:value-type="string">
            <text:p>A. Ravve</text:p>
          </table:table-cell>
          <table:table-cell table:style-name="ce4" office:value-type="string" calcext:value-type="string">
            <text:p>3rd ed.</text:p>
            <text:p>2012</text:p>
          </table:table-cell>
          <table:table-cell office:value-type="string" calcext:value-type="string">
            <text:p>http://link.springer.com/openurl?genre=book&amp;isbn=978-1-4614-2212-9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A Primer on Scientific Programming with Python</text:p>
          </table:table-cell>
          <table:table-cell office:value-type="string" calcext:value-type="string">
            <text:p>Hans Petter Langtangen</text:p>
          </table:table-cell>
          <table:table-cell table:style-name="ce4" office:value-type="string" calcext:value-type="string">
            <text:p>5th ed.</text:p>
            <text:p>2016</text:p>
          </table:table-cell>
          <table:table-cell office:value-type="string" calcext:value-type="string">
            <text:p>http://link.springer.com/openurl?genre=book&amp;isbn=978-3-662-49887-3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Climate Change Science: A Modern Synthesis</text:p>
          </table:table-cell>
          <table:table-cell office:value-type="string" calcext:value-type="string">
            <text:p>G. Thomas Farmer, John Cook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94-007-5757-8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olar PV and Wind Energy Conversion Systems</text:p>
          </table:table-cell>
          <table:table-cell office:value-type="string" calcext:value-type="string">
            <text:p>S. Sumathi, L. Ashok Kumar, P.</text:p>
            <text:p>Surekha</text:p>
          </table:table-cell>
          <table:table-cell table:style-name="ce4" office:value-type="float" office:value="2015" calcext:value-type="float">
            <text:p>2015</text:p>
          </table:table-cell>
          <table:table-cell office:value-type="string" calcext:value-type="string">
            <text:p>http://link.springer.com/openurl?genre=book&amp;isbn=978-3-319-14941-7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tistical Analysis and Data Display</text:p>
          </table:table-cell>
          <table:table-cell office:value-type="string" calcext:value-type="string">
            <text:p>Richard M. Heiberger, Burt Holland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1-4939-2122-5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Business Process Management Cases</text:p>
          </table:table-cell>
          <table:table-cell office:value-type="string" calcext:value-type="string">
            <text:p>Jan vom Brocke, Jan Mendling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58307-5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Elementary Analysis</text:p>
          </table:table-cell>
          <table:table-cell office:value-type="string" calcext:value-type="string">
            <text:p>Kenneth A. Ross</text:p>
          </table:table-cell>
          <table:table-cell table:style-name="ce4" office:value-type="string" calcext:value-type="string">
            <text:p>2nd ed.</text:p>
            <text:p>2013</text:p>
          </table:table-cell>
          <table:table-cell office:value-type="string" calcext:value-type="string">
            <text:p>http://link.springer.com/openurl?genre=book&amp;isbn=978-1-4614-6271-2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Cryptography Made Simple</text:p>
          </table:table-cell>
          <table:table-cell office:value-type="string" calcext:value-type="string">
            <text:p>Nigel Smart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21936-3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Fluid Dynamics</text:p>
          </table:table-cell>
          <table:table-cell office:value-type="string" calcext:value-type="string">
            <text:p>Michel Rieutord</text:p>
          </table:table-cell>
          <table:table-cell table:style-name="ce4" office:value-type="float" office:value="2015" calcext:value-type="float">
            <text:p>2015</text:p>
          </table:table-cell>
          <table:table-cell office:value-type="string" calcext:value-type="string">
            <text:p>http://link.springer.com/openurl?genre=book&amp;isbn=978-3-319-09351-2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ocial Media Management</text:p>
          </table:table-cell>
          <table:table-cell office:value-type="string" calcext:value-type="string">
            <text:p>Amy Van Looy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21990-5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Statistics in Criminal Justice</text:p>
          </table:table-cell>
          <table:table-cell office:value-type="string" calcext:value-type="string">
            <text:p>David Weisburd, Chester Britt</text:p>
          </table:table-cell>
          <table:table-cell table:style-name="ce4" office:value-type="string" calcext:value-type="string">
            <text:p>4th ed.</text:p>
            <text:p>2014</text:p>
          </table:table-cell>
          <table:table-cell office:value-type="string" calcext:value-type="string">
            <text:p>http://link.springer.com/openurl?genre=book&amp;isbn=978-1-4614-9170-5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Supply Chain Management and Advanced Planning</text:p>
          </table:table-cell>
          <table:table-cell office:value-type="string" calcext:value-type="string">
            <text:p>Hartmut Stadtler, Christoph Kilger,</text:p>
            <text:p>Herbert Meyr</text:p>
          </table:table-cell>
          <table:table-cell table:style-name="ce4" office:value-type="string" calcext:value-type="string">
            <text:p>5th ed.</text:p>
            <text:p>2015</text:p>
          </table:table-cell>
          <table:table-cell office:value-type="string" calcext:value-type="string">
            <text:p>http://link.springer.com/openurl?genre=book&amp;isbn=978-3-642-55309-7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Alexandr A. Borovkov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1-4471-5201-9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Statistics and Data Analysis for Financial Engineering</text:p>
          </table:table-cell>
          <table:table-cell office:value-type="string" calcext:value-type="string">
            <text:p>David Ruppert, David S. Matteson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1-4939-2614-5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Readings in Formal Epistemology</text:p>
          </table:table-cell>
          <table:table-cell office:value-type="string" calcext:value-type="string">
            <text:p>Horacio Arló-Costa, Vincent F.</text:p>
            <text:p>Hendricks, Johan van Benthem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20451-2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Differential Equations and Their Applications</text:p>
          </table:table-cell>
          <table:table-cell office:value-type="string" calcext:value-type="string">
            <text:p>Martin Braun</text:p>
          </table:table-cell>
          <table:table-cell table:style-name="ce4" office:value-type="string" calcext:value-type="string">
            <text:p>4th ed.</text:p>
            <text:p>1993</text:p>
          </table:table-cell>
          <table:table-cell office:value-type="string" calcext:value-type="string">
            <text:p>http://link.springer.com/openurl?genre=book&amp;isbn=978-1-4612-4360-1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Nanotechnology: Principles and Practices</text:p>
          </table:table-cell>
          <table:table-cell office:value-type="string" calcext:value-type="string">
            <text:p>Sulabha K. Kulkarni</text:p>
          </table:table-cell>
          <table:table-cell table:style-name="ce4" office:value-type="string" calcext:value-type="string">
            <text:p>3rd ed.</text:p>
            <text:p>2015</text:p>
          </table:table-cell>
          <table:table-cell office:value-type="string" calcext:value-type="string">
            <text:p>http://link.springer.com/openurl?genre=book&amp;isbn=978-3-319-09171-6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Epidemiological Research: Terms and Concepts</text:p>
          </table:table-cell>
          <table:table-cell office:value-type="string" calcext:value-type="string">
            <text:p>O. S. Miettinen</text:p>
          </table:table-cell>
          <table:table-cell table:style-name="ce4" office:value-type="float" office:value="2011" calcext:value-type="float">
            <text:p>2011</text:p>
          </table:table-cell>
          <table:table-cell office:value-type="string" calcext:value-type="string">
            <text:p>http://link.springer.com/openurl?genre=book&amp;isbn=978-94-007-1171-6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Multinational Management</text:p>
          </table:table-cell>
          <table:table-cell office:value-type="string" calcext:value-type="string">
            <text:p>Rien Segers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23012-2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Jürgen Jost</text:p>
          </table:table-cell>
          <table:table-cell table:style-name="ce4" office:value-type="string" calcext:value-type="string">
            <text:p>3rd ed.</text:p>
            <text:p>2013</text:p>
          </table:table-cell>
          <table:table-cell office:value-type="string" calcext:value-type="string">
            <text:p>http://link.springer.com/openurl?genre=book&amp;isbn=978-1-4614-4809-9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Bayesian and Frequentist Regression Methods</text:p>
          </table:table-cell>
          <table:table-cell office:value-type="string" calcext:value-type="string">
            <text:p>Jon Wakefield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1-4419-0925-1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trategic International Management</text:p>
          </table:table-cell>
          <table:table-cell office:value-type="string" calcext:value-type="string">
            <text:p>Dirk Morschett, Hanna Schramm-</text:p>
            <text:p>Klein, Joachim Zentes</text:p>
          </table:table-cell>
          <table:table-cell table:style-name="ce4" office:value-type="string" calcext:value-type="string">
            <text:p>3rd ed.</text:p>
            <text:p>2015</text:p>
          </table:table-cell>
          <table:table-cell office:value-type="string" calcext:value-type="string">
            <text:p>http://link.springer.com/openurl?genre=book&amp;isbn=978-3-658-07884-3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Basic Concepts in Computational Physics</text:p>
          </table:table-cell>
          <table:table-cell office:value-type="string" calcext:value-type="string">
            <text:p>Benjamin A. Stickler, Ewald</text:p>
            <text:p>Schachinger</text:p>
          </table:table-cell>
          <table:table-cell table:style-name="ce4" office:value-type="string" calcext:value-type="string">
            <text:p>2nd ed.</text:p>
            <text:p>2016</text:p>
          </table:table-cell>
          <table:table-cell office:value-type="string" calcext:value-type="string">
            <text:p>http://link.springer.com/openurl?genre=book&amp;isbn=978-3-319-27265-8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Eye Tracking Methodology</text:p>
          </table:table-cell>
          <table:table-cell office:value-type="string" calcext:value-type="string">
            <text:p>Andrew T. Duchowski</text:p>
          </table:table-cell>
          <table:table-cell table:style-name="ce4" office:value-type="string" calcext:value-type="string">
            <text:p>3rd ed.</text:p>
            <text:p>2017</text:p>
          </table:table-cell>
          <table:table-cell office:value-type="string" calcext:value-type="string">
            <text:p>http://link.springer.com/openurl?genre=book&amp;isbn=978-3-319-57883-5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Writing for Publication</text:p>
          </table:table-cell>
          <table:table-cell office:value-type="string" calcext:value-type="string">
            <text:p>Mary Renck Jalongo, Olivia N. Saracho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31650-5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Mathematical Physics</text:p>
          </table:table-cell>
          <table:table-cell office:value-type="string" calcext:value-type="string">
            <text:p>Sadri Hassani</text:p>
          </table:table-cell>
          <table:table-cell table:style-name="ce4" office:value-type="string" calcext:value-type="string">
            <text:p>2nd ed.</text:p>
            <text:p>2013</text:p>
          </table:table-cell>
          <table:table-cell office:value-type="string" calcext:value-type="string">
            <text:p>http://link.springer.com/openurl?genre=book&amp;isbn=978-3-319-01195-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Correctional Counseling and Treatment</text:p>
          </table:table-cell>
          <table:table-cell office:value-type="string" calcext:value-type="string">
            <text:p>Peter C. Kratcoski</text:p>
          </table:table-cell>
          <table:table-cell table:style-name="ce4" office:value-type="string" calcext:value-type="string">
            <text:p>6th ed.</text:p>
            <text:p>2017</text:p>
          </table:table-cell>
          <table:table-cell office:value-type="string" calcext:value-type="string">
            <text:p>http://link.springer.com/openurl?genre=book&amp;isbn=978-3-319-54349-9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hermodynamics and Energy Conversion</text:p>
          </table:table-cell>
          <table:table-cell office:value-type="string" calcext:value-type="string">
            <text:p>Henning Struchtrup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3-662-43715-5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The Action Research Planner</text:p>
          </table:table-cell>
          <table:table-cell office:value-type="string" calcext:value-type="string">
            <text:p>Stephen Kemmis, Robin McTaggart,</text:p>
            <text:p>Rhonda Nixon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981-4560-67-2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tochastic Processes and Calculus</text:p>
          </table:table-cell>
          <table:table-cell office:value-type="string" calcext:value-type="string">
            <text:p>Uwe Hassler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23428-1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tatistical Analysis of Clinical Data on a Pocket Calculator</text:p>
          </table:table-cell>
          <table:table-cell office:value-type="string" calcext:value-type="string">
            <text:p>Ton J. Cleophas, Aeilko H.</text:p>
            <text:p>Zwinderman</text:p>
          </table:table-cell>
          <table:table-cell table:style-name="ce4" office:value-type="float" office:value="2011" calcext:value-type="float">
            <text:p>2011</text:p>
          </table:table-cell>
          <table:table-cell office:value-type="string" calcext:value-type="string">
            <text:p>http://link.springer.com/openurl?genre=book&amp;isbn=978-94-007-1211-9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Clinical Data Analysis on a Pocket Calculator</text:p>
          </table:table-cell>
          <table:table-cell office:value-type="string" calcext:value-type="string">
            <text:p>Ton J. Cleophas, Aeilko H.</text:p>
            <text:p>Zwinderman</text:p>
          </table:table-cell>
          <table:table-cell table:style-name="ce4" office:value-type="string" calcext:value-type="string">
            <text:p>2nd ed.</text:p>
            <text:p>2016</text:p>
          </table:table-cell>
          <table:table-cell office:value-type="string" calcext:value-type="string">
            <text:p>http://link.springer.com/openurl?genre=book&amp;isbn=978-3-319-27104-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The Data Science Design Manual</text:p>
          </table:table-cell>
          <table:table-cell office:value-type="string" calcext:value-type="string">
            <text:p>Steven S. Skiena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55444-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An Introduction to Machine Learning</text:p>
          </table:table-cell>
          <table:table-cell office:value-type="string" calcext:value-type="string">
            <text:p>Miroslav Kubat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319-63913-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Guide to Discrete Mathematics</text:p>
          </table:table-cell>
          <table:table-cell office:value-type="string" calcext:value-type="string">
            <text:p>Gerard O'Regan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44561-8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Petroleum Geoscience</text:p>
          </table:table-cell>
          <table:table-cell office:value-type="string" calcext:value-type="string">
            <text:p>Knut Bjørlykke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3-642-34132-8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tructure Determination by X-ray Crystallography</text:p>
          </table:table-cell>
          <table:table-cell office:value-type="string" calcext:value-type="string">
            <text:p>Mark Ladd, Rex Palmer</text:p>
          </table:table-cell>
          <table:table-cell table:style-name="ce4" office:value-type="string" calcext:value-type="string">
            <text:p>5th ed.</text:p>
            <text:p>2013</text:p>
          </table:table-cell>
          <table:table-cell office:value-type="string" calcext:value-type="string">
            <text:p>http://link.springer.com/openurl?genre=book&amp;isbn=978-1-4614-3954-7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Introduction to Time Series and Forecasting</text:p>
          </table:table-cell>
          <table:table-cell office:value-type="string" calcext:value-type="string">
            <text:p>Peter J. Brockwell, Richard A. Davis</text:p>
          </table:table-cell>
          <table:table-cell table:style-name="ce4" office:value-type="string" calcext:value-type="string">
            <text:p>3rd ed.</text:p>
            <text:p>2016</text:p>
          </table:table-cell>
          <table:table-cell office:value-type="string" calcext:value-type="string">
            <text:p>http://link.springer.com/openurl?genre=book&amp;isbn=978-3-319-29854-2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Principles of Mobile Communication</text:p>
          </table:table-cell>
          <table:table-cell office:value-type="string" calcext:value-type="string">
            <text:p>Gordon L. Stüber</text:p>
          </table:table-cell>
          <table:table-cell table:style-name="ce4" office:value-type="string" calcext:value-type="string">
            <text:p>4th ed.</text:p>
            <text:p>2017</text:p>
          </table:table-cell>
          <table:table-cell office:value-type="string" calcext:value-type="string">
            <text:p>http://link.springer.com/openurl?genre=book&amp;isbn=978-3-319-55615-4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Cardiovascular Biomechanics</text:p>
          </table:table-cell>
          <table:table-cell office:value-type="string" calcext:value-type="string">
            <text:p>Peter R. Hoskins, Patricia V. Lawford,</text:p>
            <text:p>Barry J. Doyle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46407-7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Introduction to Smooth Manifolds</text:p>
          </table:table-cell>
          <table:table-cell office:value-type="string" calcext:value-type="string">
            <text:p>John Lee</text:p>
          </table:table-cell>
          <table:table-cell table:style-name="ce4" office:value-type="string" calcext:value-type="string">
            <text:p>2nd ed.</text:p>
            <text:p>2013</text:p>
          </table:table-cell>
          <table:table-cell office:value-type="string" calcext:value-type="string">
            <text:p>http://link.springer.com/openurl?genre=book&amp;isbn=978-1-4419-9982-5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axation in European Union</text:p>
          </table:table-cell>
          <table:table-cell office:value-type="string" calcext:value-type="string">
            <text:p>DPioentrnoa B Lo. rGiaruol, Noriyuki Koibuchi,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319-53919-5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Essentials of Cerebellum and Cerebellar Disorders</text:p>
          </table:table-cell>
          <table:table-cell office:value-type="string" calcext:value-type="string">
            <text:p>Mario Manto, Marco Molinari, Jeremy</text:p>
            <text:p>D. Schmahmann, Ying Shen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24551-5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anguage Across the Curriculum &amp; CLIL in English as an Additional Lang</text:p>
          </table:table-cell>
          <table:table-cell office:value-type="string" calcext:value-type="string">
            <text:p>Aangege (lE MAL.)Y .C Lointexts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981-10-1802-2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Multivariate Calculus and Geometry</text:p>
          </table:table-cell>
          <table:table-cell office:value-type="string" calcext:value-type="string">
            <text:p>Seán Dineen</text:p>
          </table:table-cell>
          <table:table-cell table:style-name="ce4" office:value-type="string" calcext:value-type="string">
            <text:p>3rd ed.</text:p>
            <text:p>2014</text:p>
          </table:table-cell>
          <table:table-cell office:value-type="string" calcext:value-type="string">
            <text:p>http://link.springer.com/openurl?genre=book&amp;isbn=978-1-4471-6419-7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Statistics and Analysis of Scientific Data</text:p>
          </table:table-cell>
          <table:table-cell office:value-type="string" calcext:value-type="string">
            <text:p>Massimiliano Bonamente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1-4939-6572-4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Modelling Computing Systems</text:p>
          </table:table-cell>
          <table:table-cell office:value-type="string" calcext:value-type="string">
            <text:p>Faron Moller, Georg Struth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1-84800-322-4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earch Methodologies</text:p>
          </table:table-cell>
          <table:table-cell office:value-type="string" calcext:value-type="string">
            <text:p>Edmund K. Burke, Graham Kendall</text:p>
          </table:table-cell>
          <table:table-cell table:style-name="ce4" office:value-type="string" calcext:value-type="string">
            <text:p>2nd ed.</text:p>
            <text:p>2014</text:p>
          </table:table-cell>
          <table:table-cell office:value-type="string" calcext:value-type="string">
            <text:p>http://link.springer.com/openurl?genre=book&amp;isbn=978-1-4614-6940-7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Representation Theory</text:p>
          </table:table-cell>
          <table:table-cell office:value-type="string" calcext:value-type="string">
            <text:p>William Fulton, Joe Harris</text:p>
          </table:table-cell>
          <table:table-cell table:style-name="ce4" office:value-type="float" office:value="2004" calcext:value-type="float">
            <text:p>2004</text:p>
          </table:table-cell>
          <table:table-cell office:value-type="string" calcext:value-type="string">
            <text:p>http://link.springer.com/openurl?genre=book&amp;isbn=978-1-4612-0979-9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</text:p>
          </table:table-cell>
          <table:table-cell table:style-name="ce4" office:value-type="string" calcext:value-type="string">
            <text:p>3rd ed.</text:p>
            <text:p>2015</text:p>
          </table:table-cell>
          <table:table-cell office:value-type="string" calcext:value-type="string">
            <text:p>http://link.springer.com/openurl?genre=book&amp;isbn=978-3-319-11080-6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Stellar Structure and Evolution</text:p>
          </table:table-cell>
          <table:table-cell office:value-type="string" calcext:value-type="string">
            <text:p>Rudolf Kippenhahn, Alfred Weigert,</text:p>
            <text:p>Achim Weiss</text:p>
          </table:table-cell>
          <table:table-cell table:style-name="ce4" office:value-type="string" calcext:value-type="string">
            <text:p>2nd ed.</text:p>
            <text:p>2012</text:p>
          </table:table-cell>
          <table:table-cell office:value-type="string" calcext:value-type="string">
            <text:p>http://link.springer.com/openurl?genre=book&amp;isbn=978-3-642-30304-3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Evolutionary Thinking in Medicine</text:p>
          </table:table-cell>
          <table:table-cell office:value-type="string" calcext:value-type="string">
            <text:p>Alexandra Alvergne, Crispin</text:p>
            <text:p>Jenkinson, Charlotte Faurie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29716-3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Understanding Cryptography</text:p>
          </table:table-cell>
          <table:table-cell office:value-type="string" calcext:value-type="string">
            <text:p>Christof Paar, Jan Pelzl</text:p>
          </table:table-cell>
          <table:table-cell table:style-name="ce4" office:value-type="float" office:value="2010" calcext:value-type="float">
            <text:p>2010</text:p>
          </table:table-cell>
          <table:table-cell office:value-type="string" calcext:value-type="string">
            <text:p>http://link.springer.com/openurl?genre=book&amp;isbn=978-3-642-04101-3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Linear Algebra</text:p>
          </table:table-cell>
          <table:table-cell office:value-type="string" calcext:value-type="string">
            <text:p>Jörg Liesen, Volker Mehrmann</text:p>
          </table:table-cell>
          <table:table-cell table:style-name="ce4" office:value-type="string" calcext:value-type="string">
            <text:p>1st ed.</text:p>
            <text:p>2015</text:p>
          </table:table-cell>
          <table:table-cell office:value-type="string" calcext:value-type="string">
            <text:p>http://link.springer.com/openurl?genre=book&amp;isbn=978-3-319-24346-7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Serge Lang</text:p>
          </table:table-cell>
          <table:table-cell table:style-name="ce4" office:value-type="string" calcext:value-type="string">
            <text:p>3rd ed.</text:p>
            <text:p>2002</text:p>
          </table:table-cell>
          <table:table-cell office:value-type="string" calcext:value-type="string">
            <text:p>http://link.springer.com/openurl?genre=book&amp;isbn=978-1-4613-0041-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Understanding Analysis</text:p>
          </table:table-cell>
          <table:table-cell office:value-type="string" calcext:value-type="string">
            <text:p>Stephen Abbott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1-4939-2712-8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Plate Tectonics</text:p>
          </table:table-cell>
          <table:table-cell office:value-type="string" calcext:value-type="string">
            <text:p>Wolfgang Frisch, Martin Meschede,</text:p>
            <text:p>Ronald C. Blakey</text:p>
          </table:table-cell>
          <table:table-cell table:style-name="ce4" office:value-type="float" office:value="2011" calcext:value-type="float">
            <text:p>2011</text:p>
          </table:table-cell>
          <table:table-cell office:value-type="string" calcext:value-type="string">
            <text:p>http://link.springer.com/openurl?genre=book&amp;isbn=978-3-540-76504-2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Linear Programming</text:p>
          </table:table-cell>
          <table:table-cell office:value-type="string" calcext:value-type="string">
            <text:p>Robert J Vanderbei</text:p>
          </table:table-cell>
          <table:table-cell table:style-name="ce4" office:value-type="string" calcext:value-type="string">
            <text:p>4th ed.</text:p>
            <text:p>2014</text:p>
          </table:table-cell>
          <table:table-cell office:value-type="string" calcext:value-type="string">
            <text:p>http://link.springer.com/openurl?genre=book&amp;isbn=978-1-4614-7630-6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The Nature of Scientific Knowledge</text:p>
          </table:table-cell>
          <table:table-cell office:value-type="string" calcext:value-type="string">
            <text:p>Kevin McCain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33405-9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eadership Today</text:p>
          </table:table-cell>
          <table:table-cell office:value-type="string" calcext:value-type="string">
            <text:p>Joan Marques, Satinder Dhiman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31036-7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Physics of Semiconductor Devices</text:p>
          </table:table-cell>
          <table:table-cell office:value-type="string" calcext:value-type="string">
            <text:p>Massimo Rudan</text:p>
          </table:table-cell>
          <table:table-cell table:style-name="ce4" office:value-type="float" office:value="2015" calcext:value-type="float">
            <text:p>2015</text:p>
          </table:table-cell>
          <table:table-cell office:value-type="string" calcext:value-type="string">
            <text:p>http://link.springer.com/openurl?genre=book&amp;isbn=978-1-4939-1151-6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Corporate Social Responsibility</text:p>
          </table:table-cell>
          <table:table-cell office:value-type="string" calcext:value-type="string">
            <text:p>John O. Okpara, Samuel O. Idowu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3-642-40975-2</text:p>
          </table:table-cell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Ordinary Differential Equations</text:p>
          </table:table-cell>
          <table:table-cell office:value-type="string" calcext:value-type="string">
            <text:p>EWfrilaliamm T Au.r bAadnk,i nDsa, vMida Krkin Gg,. JDaaev Kidysuo n</text:p>
          </table:table-cell>
          <table:table-cell table:style-name="ce4" office:value-type="float" office:value="2012" calcext:value-type="float">
            <text:p>2012</text:p>
          </table:table-cell>
          <table:table-cell office:value-type="string" calcext:value-type="string">
            <text:p>http://link.springer.com/openurl?genre=book&amp;isbn=978-1-4614-3618-8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Electronic Commerce</text:p>
          </table:table-cell>
          <table:table-cell office:value-type="string" calcext:value-type="string">
            <text:p>Lee, Ting-Peng Liang, Deborrah C.</text:p>
            <text:p>Turban</text:p>
          </table:table-cell>
          <table:table-cell table:style-name="ce4" office:value-type="string" calcext:value-type="string">
            <text:p>8th ed.</text:p>
            <text:p>2015</text:p>
          </table:table-cell>
          <table:table-cell office:value-type="string" calcext:value-type="string">
            <text:p>http://link.springer.com/openurl?genre=book&amp;isbn=978-3-319-10091-3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Ceramic Materials</text:p>
          </table:table-cell>
          <table:table-cell office:value-type="string" calcext:value-type="string">
            <text:p>CM. iBgaurerly V Caalcrátercr,e Ml C.a Gserasn, Át nNgoerltao nI.</text:p>
          </table:table-cell>
          <table:table-cell table:style-name="ce4" office:value-type="string" calcext:value-type="string">
            <text:p>2nd ed.</text:p>
            <text:p>2013</text:p>
          </table:table-cell>
          <table:table-cell office:value-type="string" calcext:value-type="string">
            <text:p>http://link.springer.com/openurl?genre=book&amp;isbn=978-1-4614-3523-5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Foundations of Analytical Chemistry</text:p>
          </table:table-cell>
          <table:table-cell office:value-type="string" calcext:value-type="string">
            <text:p>López-Lorente, Ma Ángeles López-</text:p>
            <text:p>Jiménez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62872-1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Life Cycle Assessment</text:p>
          </table:table-cell>
          <table:table-cell office:value-type="string" calcext:value-type="string">
            <text:p>Michael Z. Hauschild, Ralph K.</text:p>
            <text:p>Rosenbaum, Stig Irving Olsen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56475-3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A Clinical Guide to the Treatment of the Human Stress Response</text:p>
          </table:table-cell>
          <table:table-cell office:value-type="string" calcext:value-type="string">
            <text:p>George S. Everly, Jr., Jeffrey M. Lating</text:p>
          </table:table-cell>
          <table:table-cell table:style-name="ce4" office:value-type="string" calcext:value-type="string">
            <text:p>3rd ed.</text:p>
            <text:p>2013</text:p>
          </table:table-cell>
          <table:table-cell office:value-type="string" calcext:value-type="string">
            <text:p>http://link.springer.com/openurl?genre=book&amp;isbn=978-1-4614-5538-7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Computational Physics</text:p>
          </table:table-cell>
          <table:table-cell office:value-type="string" calcext:value-type="string">
            <text:p>Philipp Scherer</text:p>
          </table:table-cell>
          <table:table-cell table:style-name="ce4" office:value-type="string" calcext:value-type="string">
            <text:p>2nd ed.</text:p>
            <text:p>2013</text:p>
          </table:table-cell>
          <table:table-cell office:value-type="string" calcext:value-type="string">
            <text:p>http://link.springer.com/openurl?genre=book&amp;isbn=978-3-319-00401-3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Handbook of LGBT Elders</text:p>
          </table:table-cell>
          <table:table-cell office:value-type="string" calcext:value-type="string">
            <text:p>Debra A. Harley, Pamela B. Teaster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03623-6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Handbook of Cardiac Anatomy, Physiology, and Devices</text:p>
          </table:table-cell>
          <table:table-cell office:value-type="string" calcext:value-type="string">
            <text:p>Paul A. Iaizzo</text:p>
          </table:table-cell>
          <table:table-cell table:style-name="ce4" office:value-type="string" calcext:value-type="string">
            <text:p>3rd ed.</text:p>
            <text:p>2015</text:p>
          </table:table-cell>
          <table:table-cell office:value-type="string" calcext:value-type="string">
            <text:p>http://link.springer.com/openurl?genre=book&amp;isbn=978-3-319-19464-6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Quantum Mechanics</text:p>
          </table:table-cell>
          <table:table-cell office:value-type="string" calcext:value-type="string">
            <text:p>Daniel Bes</text:p>
          </table:table-cell>
          <table:table-cell table:style-name="ce4" office:value-type="string" calcext:value-type="string">
            <text:p>3rd ed.</text:p>
            <text:p>2012</text:p>
          </table:table-cell>
          <table:table-cell office:value-type="string" calcext:value-type="string">
            <text:p>http://link.springer.com/openurl?genre=book&amp;isbn=978-3-642-20556-9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Understanding Statistics Using R</text:p>
          </table:table-cell>
          <table:table-cell office:value-type="string" calcext:value-type="string">
            <text:p>Randall Schumacker, Sara Tomek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1-4614-6227-9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Mass Spectrometry</text:p>
          </table:table-cell>
          <table:table-cell office:value-type="string" calcext:value-type="string">
            <text:p>Jürgen H Gross</text:p>
          </table:table-cell>
          <table:table-cell table:style-name="ce4" office:value-type="string" calcext:value-type="string">
            <text:p>3rd ed.</text:p>
            <text:p>2017</text:p>
          </table:table-cell>
          <table:table-cell office:value-type="string" calcext:value-type="string">
            <text:p>http://link.springer.com/openurl?genre=book&amp;isbn=978-3-319-54398-7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Statistical Mechanics for Engineers</text:p>
          </table:table-cell>
          <table:table-cell office:value-type="string" calcext:value-type="string">
            <text:p>Isamu Kusaka</text:p>
          </table:table-cell>
          <table:table-cell table:style-name="ce4" office:value-type="string" calcext:value-type="string">
            <text:p>1st ed.</text:p>
            <text:p>2015</text:p>
          </table:table-cell>
          <table:table-cell office:value-type="string" calcext:value-type="string">
            <text:p>http://link.springer.com/openurl?genre=book&amp;isbn=978-3-319-15018-5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The Gastrointestinal System</text:p>
          </table:table-cell>
          <table:table-cell office:value-type="string" calcext:value-type="string">
            <text:p>Po Sing Leung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94-017-8771-0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Additive Manufacturing Technologies</text:p>
          </table:table-cell>
          <table:table-cell office:value-type="string" calcext:value-type="string">
            <text:p>Ian Gibson, David Rosen, Brent</text:p>
            <text:p>Stucker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1-4939-2113-3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Magnetic Interactions in Molecules and Solids</text:p>
          </table:table-cell>
          <table:table-cell office:value-type="string" calcext:value-type="string">
            <text:p>Coen de Graaf, Ria Broer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22951-5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Electricity and Magnetism</text:p>
          </table:table-cell>
          <table:table-cell office:value-type="string" calcext:value-type="string">
            <text:p>Teruo Matsushita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4-431-54526-2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Survival Analysis</text:p>
          </table:table-cell>
          <table:table-cell office:value-type="string" calcext:value-type="string">
            <text:p>David G. Kleinbaum, Mitchel Klein</text:p>
          </table:table-cell>
          <table:table-cell table:style-name="ce4" office:value-type="string" calcext:value-type="string">
            <text:p>3rd ed.</text:p>
            <text:p>2012</text:p>
          </table:table-cell>
          <table:table-cell office:value-type="string" calcext:value-type="string">
            <text:p>http://link.springer.com/openurl?genre=book&amp;isbn=978-1-4419-6646-9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Foundations of Quantum Mechanics</text:p>
          </table:table-cell>
          <table:table-cell office:value-type="string" calcext:value-type="string">
            <text:p>Travis Norsen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65867-4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An Introduction to Statistical Learning</text:p>
          </table:table-cell>
          <table:table-cell office:value-type="string" calcext:value-type="string">
            <text:p>Gareth James, Daniela Witten, Trevor</text:p>
            <text:p>Hastie, Robert Tibshirani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1-4614-7138-7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Introduction to Mathematica® for Physicists</text:p>
          </table:table-cell>
          <table:table-cell office:value-type="string" calcext:value-type="string">
            <text:p>Andrey Grozin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3-319-00894-3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Statistical Learning from a Regression Perspective</text:p>
          </table:table-cell>
          <table:table-cell office:value-type="string" calcext:value-type="string">
            <text:p>Richard A. Berk</text:p>
          </table:table-cell>
          <table:table-cell table:style-name="ce4" office:value-type="string" calcext:value-type="string">
            <text:p>2nd ed.</text:p>
            <text:p>2016</text:p>
          </table:table-cell>
          <table:table-cell office:value-type="string" calcext:value-type="string">
            <text:p>http://link.springer.com/openurl?genre=book&amp;isbn=978-3-319-44048-4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Applied Partial Differential Equations</text:p>
          </table:table-cell>
          <table:table-cell office:value-type="string" calcext:value-type="string">
            <text:p>J. David Logan</text:p>
          </table:table-cell>
          <table:table-cell table:style-name="ce4" office:value-type="string" calcext:value-type="string">
            <text:p>3rd ed.</text:p>
            <text:p>2015</text:p>
          </table:table-cell>
          <table:table-cell office:value-type="string" calcext:value-type="string">
            <text:p>http://link.springer.com/openurl?genre=book&amp;isbn=978-3-319-12493-3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Principles of Astrophysics</text:p>
          </table:table-cell>
          <table:table-cell office:value-type="string" calcext:value-type="string">
            <text:p>Charles Keeton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1-4614-9236-8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Air Pollution and Greenhouse Gases</text:p>
          </table:table-cell>
          <table:table-cell office:value-type="string" calcext:value-type="string">
            <text:p>ZDhieotnrigcchh Baroa Tuann, Harald Cherdron,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981-287-212-8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Polymer Synthesis: Theory and Practice</text:p>
          </table:table-cell>
          <table:table-cell office:value-type="string" calcext:value-type="string">
            <text:p>Matthias Rehahn, Helmut Ritter,</text:p>
            <text:p>Brigitte Voit</text:p>
          </table:table-cell>
          <table:table-cell table:style-name="ce4" office:value-type="string" calcext:value-type="string">
            <text:p>5th ed.</text:p>
            <text:p>2013</text:p>
          </table:table-cell>
          <table:table-cell office:value-type="string" calcext:value-type="string">
            <text:p>http://link.springer.com/openurl?genre=book&amp;isbn=978-3-642-28980-4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Sustainable Supply Chains</text:p>
          </table:table-cell>
          <table:table-cell office:value-type="string" calcext:value-type="string">
            <text:p>Yann Bouchery, Charles J. Corbett, Jan</text:p>
            <text:p>C. Fransoo, Tarkan Tan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29791-0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Bruno Siciliano, Lorenzo Sciavicco,</text:p>
            <text:p>Luigi Villani, Giuseppe Oriolo</text:p>
          </table:table-cell>
          <table:table-cell table:style-name="ce4" office:value-type="float" office:value="2009" calcext:value-type="float">
            <text:p>2009</text:p>
          </table:table-cell>
          <table:table-cell office:value-type="string" calcext:value-type="string">
            <text:p>http://link.springer.com/openurl?genre=book&amp;isbn=978-1-84628-642-1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Econometrics</text:p>
          </table:table-cell>
          <table:table-cell office:value-type="string" calcext:value-type="string">
            <text:p>Badi H. Baltagi</text:p>
          </table:table-cell>
          <table:table-cell table:style-name="ce4" office:value-type="string" calcext:value-type="string">
            <text:p>5th ed.</text:p>
            <text:p>2011</text:p>
          </table:table-cell>
          <table:table-cell office:value-type="string" calcext:value-type="string">
            <text:p>http://link.springer.com/openurl?genre=book&amp;isbn=978-3-642-20059-5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The Sea Floor</text:p>
          </table:table-cell>
          <table:table-cell office:value-type="string" calcext:value-type="string">
            <text:p>Eugen Seibold, Wolfgang Berger</text:p>
          </table:table-cell>
          <table:table-cell table:style-name="ce4" office:value-type="string" calcext:value-type="string">
            <text:p>4th ed.</text:p>
            <text:p>2017</text:p>
          </table:table-cell>
          <table:table-cell office:value-type="string" calcext:value-type="string">
            <text:p>http://link.springer.com/openurl?genre=book&amp;isbn=978-3-319-51412-3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SPSS for Starters and 2nd Levelers</text:p>
          </table:table-cell>
          <table:table-cell office:value-type="string" calcext:value-type="string">
            <text:p>Ton J. Cleophas, Aeilko H.</text:p>
            <text:p>Zwinderman</text:p>
          </table:table-cell>
          <table:table-cell table:style-name="ce4" office:value-type="string" calcext:value-type="string">
            <text:p>2nd ed.</text:p>
            <text:p>2016</text:p>
          </table:table-cell>
          <table:table-cell office:value-type="string" calcext:value-type="string">
            <text:p>http://link.springer.com/openurl?genre=book&amp;isbn=978-3-319-20600-4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Regression Modeling Strategies</text:p>
          </table:table-cell>
          <table:table-cell office:value-type="string" calcext:value-type="string">
            <text:p>Frank E. Harrell , Jr.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3-319-19425-7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Legal Dynamics of EU External Relations</text:p>
          </table:table-cell>
          <table:table-cell office:value-type="string" calcext:value-type="string">
            <text:p>Henri de Waele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662-54817-2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Food Analysis Laboratory Manual</text:p>
          </table:table-cell>
          <table:table-cell office:value-type="string" calcext:value-type="string">
            <text:p>S. Suzanne Nielsen</text:p>
          </table:table-cell>
          <table:table-cell table:style-name="ce4" office:value-type="string" calcext:value-type="string">
            <text:p>3rd ed.</text:p>
            <text:p>2017</text:p>
          </table:table-cell>
          <table:table-cell office:value-type="string" calcext:value-type="string">
            <text:p>http://link.springer.com/openurl?genre=book&amp;isbn=978-3-319-44127-6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Principles of Musical Acoustics</text:p>
          </table:table-cell>
          <table:table-cell office:value-type="string" calcext:value-type="string">
            <text:p>William M. Hartmann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1-4614-6786-1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Fundamentals of Structural Engineering</text:p>
          </table:table-cell>
          <table:table-cell office:value-type="string" calcext:value-type="string">
            <text:p>Jerome J. Connor, Susan Faraji</text:p>
          </table:table-cell>
          <table:table-cell table:style-name="ce4" office:value-type="string" calcext:value-type="string">
            <text:p>2nd ed.</text:p>
            <text:p>2016</text:p>
          </table:table-cell>
          <table:table-cell office:value-type="string" calcext:value-type="string">
            <text:p>http://link.springer.com/openurl?genre=book&amp;isbn=978-3-319-24331-3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Basics of Laser Physics</text:p>
          </table:table-cell>
          <table:table-cell office:value-type="string" calcext:value-type="string">
            <text:p>Karl F. Renk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319-50651-7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Applied Quantitative Finance</text:p>
          </table:table-cell>
          <table:table-cell office:value-type="string" calcext:value-type="string">
            <text:p>Wolfgang Karl Härdle, Cathy Yi-Hsuan</text:p>
            <text:p>Chen, Ludger Overbeck</text:p>
          </table:table-cell>
          <table:table-cell table:style-name="ce4" office:value-type="string" calcext:value-type="string">
            <text:p>3rd ed.</text:p>
            <text:p>2017</text:p>
          </table:table-cell>
          <table:table-cell office:value-type="string" calcext:value-type="string">
            <text:p>http://link.springer.com/openurl?genre=book&amp;isbn=978-3-662-54486-0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Handbook of Marriage and the Family</text:p>
          </table:table-cell>
          <table:table-cell office:value-type="string" calcext:value-type="string">
            <text:p>Gary W. Peterson, Kevin R. Bush</text:p>
          </table:table-cell>
          <table:table-cell table:style-name="ce4" office:value-type="string" calcext:value-type="string">
            <text:p>3rd ed.</text:p>
            <text:p>2013</text:p>
          </table:table-cell>
          <table:table-cell office:value-type="string" calcext:value-type="string">
            <text:p>http://link.springer.com/openurl?genre=book&amp;isbn=978-1-4614-3987-5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Solid-State Physics</text:p>
          </table:table-cell>
          <table:table-cell office:value-type="string" calcext:value-type="string">
            <text:p>Harald Ibach, Hans Lüth</text:p>
          </table:table-cell>
          <table:table-cell table:style-name="ce4" office:value-type="string" calcext:value-type="string">
            <text:p>4th ed.</text:p>
            <text:p>2009</text:p>
          </table:table-cell>
          <table:table-cell office:value-type="string" calcext:value-type="string">
            <text:p>http://link.springer.com/openurl?genre=book&amp;isbn=978-3-540-93804-0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Electrochemical Impedance Spectroscopy and its Applications</text:p>
          </table:table-cell>
          <table:table-cell office:value-type="string" calcext:value-type="string">
            <text:p>Andrzej Lasia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1-4614-8933-7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Economics as Applied Ethics</text:p>
          </table:table-cell>
          <table:table-cell office:value-type="string" calcext:value-type="string">
            <text:p>Wilfred Beckerman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319-50319-6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Electronics for Embedded Systems</text:p>
          </table:table-cell>
          <table:table-cell office:value-type="string" calcext:value-type="string">
            <text:p>Ahmet Bindal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39439-8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Concise Guide to Software Engineering</text:p>
          </table:table-cell>
          <table:table-cell office:value-type="string" calcext:value-type="string">
            <text:p>Gerard O'Regan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57750-0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Fundamentals of Multimedia</text:p>
          </table:table-cell>
          <table:table-cell office:value-type="string" calcext:value-type="string">
            <text:p>Ze-Nian Li, Mark S. Drew, Jiangchuan</text:p>
            <text:p>Liu</text:p>
          </table:table-cell>
          <table:table-cell table:style-name="ce4" office:value-type="string" calcext:value-type="string">
            <text:p>2nd ed.</text:p>
            <text:p>2014</text:p>
          </table:table-cell>
          <table:table-cell office:value-type="string" calcext:value-type="string">
            <text:p>http://link.springer.com/openurl?genre=book&amp;isbn=978-3-319-05290-8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Harald Gleissner, J. Christian</text:p>
            <text:p>Femerling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3-319-01769-3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Group Theory Applied to Chemistry</text:p>
          </table:table-cell>
          <table:table-cell office:value-type="string" calcext:value-type="string">
            <text:p>Arnout Jozef Ceulemans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94-007-6863-5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The Psychology of Social Status</text:p>
          </table:table-cell>
          <table:table-cell office:value-type="string" calcext:value-type="string">
            <text:p>Joey T. Cheng, Jessica L. Tracy,</text:p>
            <text:p>Cameron Anderson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1-4939-0867-7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A Modern Introduction to Probability and Statistics</text:p>
          </table:table-cell>
          <table:table-cell office:value-type="string" calcext:value-type="string">
            <text:p>F.M. Dekking, C. Kraaikamp, H.P.</text:p>
            <text:p>Lopuhaä, L.E. Meester</text:p>
          </table:table-cell>
          <table:table-cell table:style-name="ce4" office:value-type="float" office:value="2005" calcext:value-type="float">
            <text:p>2005</text:p>
          </table:table-cell>
          <table:table-cell office:value-type="string" calcext:value-type="string">
            <text:p>http://link.springer.com/openurl?genre=book&amp;isbn=978-1-84628-168-6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Joseph Bak, Donald J. Newman</text:p>
          </table:table-cell>
          <table:table-cell table:style-name="ce4" office:value-type="string" calcext:value-type="string">
            <text:p>3rd ed.</text:p>
            <text:p>2010</text:p>
          </table:table-cell>
          <table:table-cell office:value-type="string" calcext:value-type="string">
            <text:p>http://link.springer.com/openurl?genre=book&amp;isbn=978-1-4419-7288-0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Food Chemistry</text:p>
          </table:table-cell>
          <table:table-cell office:value-type="string" calcext:value-type="string">
            <text:p>H.-D. Belitz, Werner Grosch, Peter</text:p>
            <text:p>Schieberle</text:p>
          </table:table-cell>
          <table:table-cell table:style-name="ce4" office:value-type="string" calcext:value-type="string">
            <text:p>4th ed.</text:p>
            <text:p>2009</text:p>
          </table:table-cell>
          <table:table-cell office:value-type="string" calcext:value-type="string">
            <text:p>http://link.springer.com/openurl?genre=book&amp;isbn=978-3-540-69934-7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Exam Survival Guide: Physical Chemistry</text:p>
          </table:table-cell>
          <table:table-cell office:value-type="string" calcext:value-type="string">
            <text:p>Jochen Vogt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49810-2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The Python Workbook</text:p>
          </table:table-cell>
          <table:table-cell office:value-type="string" calcext:value-type="string">
            <text:p>Ben Stephenson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3-319-14240-1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Practical Electrical Engineering</text:p>
          </table:table-cell>
          <table:table-cell office:value-type="string" calcext:value-type="string">
            <text:p>Sergey N. Makarov, Reinhold Ludwig,</text:p>
            <text:p>Stephen J. Bitar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21173-2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Strategic Retail Management</text:p>
          </table:table-cell>
          <table:table-cell office:value-type="string" calcext:value-type="string">
            <text:p>Joachim Zentes, Dirk Morschett,</text:p>
            <text:p>Hanna Schramm-Klein</text:p>
          </table:table-cell>
          <table:table-cell table:style-name="ce4" office:value-type="string" calcext:value-type="string">
            <text:p>3rd ed.</text:p>
            <text:p>2017</text:p>
          </table:table-cell>
          <table:table-cell office:value-type="string" calcext:value-type="string">
            <text:p>http://link.springer.com/openurl?genre=book&amp;isbn=978-3-658-10183-1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Food Analysis</text:p>
          </table:table-cell>
          <table:table-cell office:value-type="string" calcext:value-type="string">
            <text:p>S. Suzanne Nielsen</text:p>
          </table:table-cell>
          <table:table-cell table:style-name="ce4" office:value-type="string" calcext:value-type="string">
            <text:p>5th ed.</text:p>
            <text:p>2017</text:p>
          </table:table-cell>
          <table:table-cell office:value-type="string" calcext:value-type="string">
            <text:p>http://link.springer.com/openurl?genre=book&amp;isbn=978-3-319-45776-5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Psychoeducational Assessment and Report Writing</text:p>
          </table:table-cell>
          <table:table-cell office:value-type="string" calcext:value-type="string">
            <text:p>Stefan C. Dombrowski</text:p>
          </table:table-cell>
          <table:table-cell table:style-name="ce4" office:value-type="float" office:value="2015" calcext:value-type="float">
            <text:p>2015</text:p>
          </table:table-cell>
          <table:table-cell office:value-type="string" calcext:value-type="string">
            <text:p>http://link.springer.com/openurl?genre=book&amp;isbn=978-1-4939-1911-6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Machine Learning in Medicine - a Complete Overview</text:p>
          </table:table-cell>
          <table:table-cell office:value-type="string" calcext:value-type="string">
            <text:p>Ton J. Cleophas, Aeilko H.</text:p>
            <text:p>Zwinderman</text:p>
          </table:table-cell>
          <table:table-cell table:style-name="ce4" office:value-type="float" office:value="2015" calcext:value-type="float">
            <text:p>2015</text:p>
          </table:table-cell>
          <table:table-cell office:value-type="string" calcext:value-type="string">
            <text:p>http://link.springer.com/openurl?genre=book&amp;isbn=978-3-319-15195-3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Evidence-Based Interventions for Children with Challenging Behavior</text:p>
          </table:table-cell>
          <table:table-cell office:value-type="string" calcext:value-type="string">
            <text:p>Ogg, Ashley N. Sundman-Wheat,</text:p>
            <text:p>Audra St. John Walsh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1-4614-7807-2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Principles of Quantum Mechanics</text:p>
          </table:table-cell>
          <table:table-cell office:value-type="string" calcext:value-type="string">
            <text:p>R. Shankar</text:p>
          </table:table-cell>
          <table:table-cell table:style-name="ce4" office:value-type="string" calcext:value-type="string">
            <text:p>2nd ed.</text:p>
            <text:p>1994</text:p>
          </table:table-cell>
          <table:table-cell office:value-type="string" calcext:value-type="string">
            <text:p>http://link.springer.com/openurl?genre=book&amp;isbn=978-1-4757-0576-8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Recommender Systems</text:p>
          </table:table-cell>
          <table:table-cell office:value-type="string" calcext:value-type="string">
            <text:p>Charu C. Aggarwal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29659-3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Pharmaceutical Biotechnology</text:p>
          </table:table-cell>
          <table:table-cell office:value-type="string" calcext:value-type="string">
            <text:p>Daan J. A. Crommelin, Robert D.</text:p>
            <text:p>Sindelar, Bernd Meibohm</text:p>
          </table:table-cell>
          <table:table-cell table:style-name="ce4" office:value-type="string" calcext:value-type="string">
            <text:p>4th ed.</text:p>
            <text:p>2013</text:p>
          </table:table-cell>
          <table:table-cell office:value-type="string" calcext:value-type="string">
            <text:p>http://link.springer.com/openurl?genre=book&amp;isbn=978-1-4614-6486-0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Python Programming Fundamentals</text:p>
          </table:table-cell>
          <table:table-cell office:value-type="string" calcext:value-type="string">
            <text:p>Kent D. Lee</text:p>
          </table:table-cell>
          <table:table-cell table:style-name="ce4" office:value-type="string" calcext:value-type="string">
            <text:p>2nd ed.</text:p>
            <text:p>2014</text:p>
          </table:table-cell>
          <table:table-cell office:value-type="string" calcext:value-type="string">
            <text:p>http://link.springer.com/openurl?genre=book&amp;isbn=978-1-4471-6642-9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The Finite Element Method and Applications in Engineering Using ANS</text:p>
          </table:table-cell>
          <table:table-cell office:value-type="string" calcext:value-type="string">
            <text:p>SE®rdogan Madenci, Ibrahim Guven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1-4899-7550-8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Group Theory</text:p>
          </table:table-cell>
          <table:table-cell office:value-type="string" calcext:value-type="string">
            <text:p>Mildred S. Dresselhaus, Gene</text:p>
            <text:p>Dresselhaus, Ado Jorio</text:p>
          </table:table-cell>
          <table:table-cell table:style-name="ce4" office:value-type="float" office:value="2008" calcext:value-type="float">
            <text:p>2008</text:p>
          </table:table-cell>
          <table:table-cell office:value-type="string" calcext:value-type="string">
            <text:p>http://link.springer.com/openurl?genre=book&amp;isbn=978-3-540-32899-5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Object-Oriented Analysis, Design and Implementation</text:p>
          </table:table-cell>
          <table:table-cell office:value-type="string" calcext:value-type="string">
            <text:p>Brahma Dathan, Sarnath Ramnath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3-319-24280-4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Introduction to Embedded Systems</text:p>
          </table:table-cell>
          <table:table-cell office:value-type="string" calcext:value-type="string">
            <text:p>Manuel Jiménez, Rogelio Palomera,</text:p>
            <text:p>Isidoro Couvertier</text:p>
          </table:table-cell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http://link.springer.com/openurl?genre=book&amp;isbn=978-1-4614-3143-5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Elementary Mechanics Using Matlab</text:p>
          </table:table-cell>
          <table:table-cell office:value-type="string" calcext:value-type="string">
            <text:p>Anders Malthe-Sørenssen</text:p>
          </table:table-cell>
          <table:table-cell table:style-name="ce4" office:value-type="float" office:value="2015" calcext:value-type="float">
            <text:p>2015</text:p>
          </table:table-cell>
          <table:table-cell office:value-type="string" calcext:value-type="string">
            <text:p>http://link.springer.com/openurl?genre=book&amp;isbn=978-3-319-19587-2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An Introduction to Biomechanics</text:p>
          </table:table-cell>
          <table:table-cell office:value-type="string" calcext:value-type="string">
            <text:p>Jay D. Humphrey, Sherry L. O’Rourke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1-4939-2623-7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New Introduction to Multiple Time Series Analysis</text:p>
          </table:table-cell>
          <table:table-cell office:value-type="string" calcext:value-type="string">
            <text:p>Helmut Lütkepohl</text:p>
          </table:table-cell>
          <table:table-cell table:style-name="ce4" office:value-type="float" office:value="2005" calcext:value-type="float">
            <text:p>2005</text:p>
          </table:table-cell>
          <table:table-cell office:value-type="string" calcext:value-type="string">
            <text:p>http://link.springer.com/openurl?genre=book&amp;isbn=978-3-540-27752-1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Introduction to Data Science</text:p>
          </table:table-cell>
          <table:table-cell office:value-type="string" calcext:value-type="string">
            <text:p>Laura Igual, Santi Seguí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50017-1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Calculus With Applications</text:p>
          </table:table-cell>
          <table:table-cell office:value-type="string" calcext:value-type="string">
            <text:p>Peter D. Lax, Maria Shea Terrell</text:p>
          </table:table-cell>
          <table:table-cell table:style-name="ce4" office:value-type="string" calcext:value-type="string">
            <text:p>2nd ed.</text:p>
            <text:p>2014</text:p>
          </table:table-cell>
          <table:table-cell office:value-type="string" calcext:value-type="string">
            <text:p>http://link.springer.com/openurl?genre=book&amp;isbn=978-1-4614-7946-8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An Introduction to Soil Mechanics</text:p>
          </table:table-cell>
          <table:table-cell office:value-type="string" calcext:value-type="string">
            <text:p>Arnold Verruijt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61185-3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Game Theory</text:p>
          </table:table-cell>
          <table:table-cell office:value-type="string" calcext:value-type="string">
            <text:p>LHaawnrse Pnectee rMs . Friedman, Curt D.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3-662-46950-7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Fundamentals of Clinical Trials</text:p>
          </table:table-cell>
          <table:table-cell office:value-type="string" calcext:value-type="string">
            <text:p>Furberg, David L. DeMets, David M.</text:p>
            <text:p>Reboussin, Christopher B. Granger</text:p>
          </table:table-cell>
          <table:table-cell table:style-name="ce4" office:value-type="string" calcext:value-type="string">
            <text:p>5th ed.</text:p>
            <text:p>2015</text:p>
          </table:table-cell>
          <table:table-cell office:value-type="string" calcext:value-type="string">
            <text:p>http://link.springer.com/openurl?genre=book&amp;isbn=978-3-319-18539-2</text:p>
          </table:table-cell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The Finite Volume Method in Computational Fluid Dynamics</text:p>
          </table:table-cell>
          <table:table-cell office:value-type="string" calcext:value-type="string">
            <text:p>SF.c oMtto Ru.k aStlleedl,e L, .T Mraacny gLa. nHi,u Mll, .T Dhaormwaish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16874-6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The ASCRS Textbook of Colon and Rectal Surgery</text:p>
          </table:table-cell>
          <table:table-cell office:value-type="string" calcext:value-type="string">
            <text:p>E. Read, Theodore J. Saclarides,</text:p>
            <text:p>Anthony J. Senagore, Charles B.</text:p>
          </table:table-cell>
          <table:table-cell table:style-name="ce4" office:value-type="string" calcext:value-type="string">
            <text:p>3rd ed.</text:p>
            <text:p>2016</text:p>
          </table:table-cell>
          <table:table-cell office:value-type="string" calcext:value-type="string">
            <text:p>http://link.springer.com/openurl?genre=book&amp;isbn=978-3-319-25970-3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Applied Predictive Modeling</text:p>
          </table:table-cell>
          <table:table-cell office:value-type="string" calcext:value-type="string">
            <text:p>Max Kuhn, Kjell Johnson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1-4614-6849-3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Introduction to Logic Circuits &amp; Logic Design with VHDL</text:p>
          </table:table-cell>
          <table:table-cell office:value-type="string" calcext:value-type="string">
            <text:p>Brock J. LaMeres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34195-8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Sustainability Science</text:p>
          </table:table-cell>
          <table:table-cell office:value-type="string" calcext:value-type="string">
            <text:p>Harald Heinrichs, Pim Martens, Gerd</text:p>
            <text:p>Michelsen, Arnim Wiek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94-017-7242-6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Physical Chemistry from a Different Angle</text:p>
          </table:table-cell>
          <table:table-cell office:value-type="string" calcext:value-type="string">
            <text:p>Georg Job, Regina Rüffler</text:p>
          </table:table-cell>
          <table:table-cell table:style-name="ce4" office:value-type="string" calcext:value-type="string">
            <text:p>1st ed.</text:p>
            <text:p>2016</text:p>
          </table:table-cell>
          <table:table-cell office:value-type="string" calcext:value-type="string">
            <text:p>http://link.springer.com/openurl?genre=book&amp;isbn=978-3-319-15666-8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The Physics of Semiconductors</text:p>
          </table:table-cell>
          <table:table-cell office:value-type="string" calcext:value-type="string">
            <text:p>Marius Grundmann</text:p>
          </table:table-cell>
          <table:table-cell table:style-name="ce4" office:value-type="string" calcext:value-type="string">
            <text:p>3rd ed.</text:p>
            <text:p>2016</text:p>
          </table:table-cell>
          <table:table-cell office:value-type="string" calcext:value-type="string">
            <text:p>http://link.springer.com/openurl?genre=book&amp;isbn=978-3-319-23880-7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Energy Harvesting and Energy Efficiency</text:p>
          </table:table-cell>
          <table:table-cell office:value-type="string" calcext:value-type="string">
            <text:p>Nicu Bizon, Naser Mahdavi</text:p>
            <text:p>Tabatabaei, Frede Blaabjerg, Erol Kurt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49875-1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Python For ArcGIS</text:p>
          </table:table-cell>
          <table:table-cell office:value-type="string" calcext:value-type="string">
            <text:p>Laura Tateosian</text:p>
          </table:table-cell>
          <table:table-cell table:style-name="ce4" office:value-type="string" calcext:value-type="string">
            <text:p>1st ed.</text:p>
            <text:p>2015</text:p>
          </table:table-cell>
          <table:table-cell office:value-type="string" calcext:value-type="string">
            <text:p>http://link.springer.com/openurl?genre=book&amp;isbn=978-3-319-18398-5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Statics and Mechanics of Structures</text:p>
          </table:table-cell>
          <table:table-cell office:value-type="string" calcext:value-type="string">
            <text:p>Steen Krenk, Jan Høgsberg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94-007-6113-1</text:p>
          </table:table-cell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Real Analysis</text:p>
          </table:table-cell>
          <table:table-cell office:value-type="string" calcext:value-type="string">
            <text:p>Miklós Laczkovich, Vera T. Sós</text:p>
          </table:table-cell>
          <table:table-cell table:style-name="ce4" office:value-type="string" calcext:value-type="string">
            <text:p>1st ed.</text:p>
            <text:p>2015</text:p>
          </table:table-cell>
          <table:table-cell office:value-type="string" calcext:value-type="string">
            <text:p>http://link.springer.com/openurl?genre=book&amp;isbn=978-1-4939-2766-1</text:p>
          </table:table-cell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MATLAB for Psychologists</text:p>
          </table:table-cell>
          <table:table-cell office:value-type="string" calcext:value-type="string">
            <text:p>Mauro Borgo, Alessandro Soranzo,</text:p>
            <text:p>Massimo Grassi</text:p>
          </table:table-cell>
          <table:table-cell table:style-name="ce4" office:value-type="float" office:value="2012" calcext:value-type="float">
            <text:p>2012</text:p>
          </table:table-cell>
          <table:table-cell office:value-type="string" calcext:value-type="string">
            <text:p>http://link.springer.com/openurl?genre=book&amp;isbn=978-1-4614-2197-9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Physical Asset Management</text:p>
          </table:table-cell>
          <table:table-cell office:value-type="string" calcext:value-type="string">
            <text:p>Nicholas Anthony John Hastings</text:p>
          </table:table-cell>
          <table:table-cell table:style-name="ce4" office:value-type="string" calcext:value-type="string">
            <text:p>2nd ed.</text:p>
            <text:p>2015</text:p>
          </table:table-cell>
          <table:table-cell office:value-type="string" calcext:value-type="string">
            <text:p>http://link.springer.com/openurl?genre=book&amp;isbn=978-3-319-14777-2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Essentials of Food Science</text:p>
          </table:table-cell>
          <table:table-cell office:value-type="string" calcext:value-type="string">
            <text:p>Vickie A. Vaclavik, Elizabeth W.</text:p>
            <text:p>Christian</text:p>
          </table:table-cell>
          <table:table-cell table:style-name="ce4" office:value-type="string" calcext:value-type="string">
            <text:p>4th ed.</text:p>
            <text:p>2014</text:p>
          </table:table-cell>
          <table:table-cell office:value-type="string" calcext:value-type="string">
            <text:p>http://link.springer.com/openurl?genre=book&amp;isbn=978-1-4614-9138-5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Quantum Mechanics</text:p>
          </table:table-cell>
          <table:table-cell office:value-type="string" calcext:value-type="string">
            <text:p>K.T. Hecht</text:p>
          </table:table-cell>
          <table:table-cell table:style-name="ce4" office:value-type="float" office:value="2000" calcext:value-type="float">
            <text:p>2000</text:p>
          </table:table-cell>
          <table:table-cell office:value-type="string" calcext:value-type="string">
            <text:p>http://link.springer.com/openurl?genre=book&amp;isbn=978-1-4612-1272-0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Achim Klenke</text:p>
          </table:table-cell>
          <table:table-cell table:style-name="ce4" office:value-type="string" calcext:value-type="string">
            <text:p>2nd ed.</text:p>
            <text:p>2014</text:p>
          </table:table-cell>
          <table:table-cell office:value-type="string" calcext:value-type="string">
            <text:p>http://link.springer.com/openurl?genre=book&amp;isbn=978-1-4471-5361-0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Concise Guide to Databases</text:p>
          </table:table-cell>
          <table:table-cell office:value-type="string" calcext:value-type="string">
            <text:p>Peter Lake, Paul Crowther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1-4471-5601-7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Digital Image Processing</text:p>
          </table:table-cell>
          <table:table-cell office:value-type="string" calcext:value-type="string">
            <text:p>Wilhelm Burger, Mark J. Burge</text:p>
          </table:table-cell>
          <table:table-cell table:style-name="ce4" office:value-type="string" calcext:value-type="string">
            <text:p>2nd ed.</text:p>
            <text:p>2016</text:p>
          </table:table-cell>
          <table:table-cell office:value-type="string" calcext:value-type="string">
            <text:p>http://link.springer.com/openurl?genre=book&amp;isbn=978-1-4471-6684-9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Chemical and Bioprocess Engineering</text:p>
          </table:table-cell>
          <table:table-cell office:value-type="string" calcext:value-type="string">
            <text:p>Ricardo Simpson, Sudhir K. Sastry</text:p>
          </table:table-cell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ttp://link.springer.com/openurl?genre=book&amp;isbn=978-1-4614-9126-2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Transmission Electron Microscopy</text:p>
          </table:table-cell>
          <table:table-cell office:value-type="string" calcext:value-type="string">
            <text:p>David B. Williams, C. Barry Carter</text:p>
          </table:table-cell>
          <table:table-cell table:style-name="ce4" office:value-type="float" office:value="1996" calcext:value-type="float">
            <text:p>1996</text:p>
          </table:table-cell>
          <table:table-cell office:value-type="string" calcext:value-type="string">
            <text:p>http://link.springer.com/openurl?genre=book&amp;isbn=978-1-4757-2519-3</text:p>
          </table:table-cell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Guide to Computer Network Security</text:p>
          </table:table-cell>
          <table:table-cell office:value-type="string" calcext:value-type="string">
            <text:p>Joseph Migga Kizza</text:p>
          </table:table-cell>
          <table:table-cell table:style-name="ce4" office:value-type="string" calcext:value-type="string">
            <text:p>4th ed.</text:p>
            <text:p>2017</text:p>
          </table:table-cell>
          <table:table-cell office:value-type="string" calcext:value-type="string">
            <text:p>http://link.springer.com/openurl?genre=book&amp;isbn=978-3-319-55606-2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Introduction to Law</text:p>
          </table:table-cell>
          <table:table-cell office:value-type="string" calcext:value-type="string">
            <text:p>Jaap Hage, Antonia Waltermann,</text:p>
            <text:p>Bram Akkermans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319-57252-9</text:p>
          </table:table-cell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Advanced Quantum Mechanics</text:p>
          </table:table-cell>
          <table:table-cell office:value-type="string" calcext:value-type="string">
            <text:p>RAINER DICK</text:p>
          </table:table-cell>
          <table:table-cell table:style-name="ce4" office:value-type="string" calcext:value-type="string">
            <text:p>2nd ed.</text:p>
            <text:p>2016</text:p>
          </table:table-cell>
          <table:table-cell office:value-type="string" calcext:value-type="string">
            <text:p>http://link.springer.com/openurl?genre=book&amp;isbn=978-3-319-25675-7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Bayesian Essentials with R</text:p>
          </table:table-cell>
          <table:table-cell office:value-type="string" calcext:value-type="string">
            <text:p>Jean-Michel Marin, Christian P.</text:p>
            <text:p>Robert</text:p>
          </table:table-cell>
          <table:table-cell table:style-name="ce4" office:value-type="string" calcext:value-type="string">
            <text:p>2nd ed.</text:p>
            <text:p>2014</text:p>
          </table:table-cell>
          <table:table-cell office:value-type="string" calcext:value-type="string">
            <text:p>http://link.springer.com/openurl?genre=book&amp;isbn=978-1-4614-8687-9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Robotics, Vision and Control</text:p>
          </table:table-cell>
          <table:table-cell office:value-type="string" calcext:value-type="string">
            <text:p>Peter Corke</text:p>
          </table:table-cell>
          <table:table-cell table:style-name="ce4" office:value-type="float" office:value="2011" calcext:value-type="float">
            <text:p>2011</text:p>
          </table:table-cell>
          <table:table-cell office:value-type="string" calcext:value-type="string">
            <text:p>http://link.springer.com/openurl?genre=book&amp;isbn=978-3-642-20144-8</text:p>
          </table:table-cell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Applied Chemistry</text:p>
          </table:table-cell>
          <table:table-cell office:value-type="string" calcext:value-type="string">
            <text:p>Oleg Roussak, H. D. Gesser</text:p>
          </table:table-cell>
          <table:table-cell table:style-name="ce4" office:value-type="string" calcext:value-type="string">
            <text:p>2nd ed.</text:p>
            <text:p>2013</text:p>
          </table:table-cell>
          <table:table-cell office:value-type="string" calcext:value-type="string">
            <text:p>http://link.springer.com/openurl?genre=book&amp;isbn=978-1-4614-4262-2</text:p>
          </table:table-cell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Advanced Organic Chemistry</text:p>
          </table:table-cell>
          <table:table-cell office:value-type="string" calcext:value-type="string">
            <text:p>Francis A. Carey, Richard J. Sundberg</text:p>
          </table:table-cell>
          <table:table-cell table:style-name="ce4" office:value-type="string" calcext:value-type="string">
            <text:p>5th ed.</text:p>
            <text:p>2007</text:p>
          </table:table-cell>
          <table:table-cell office:value-type="string" calcext:value-type="string">
            <text:p>http://link.springer.com/openurl?genre=book&amp;isbn=978-0-387-44899-2</text:p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Advanced Organic Chemistry</text:p>
          </table:table-cell>
          <table:table-cell office:value-type="string" calcext:value-type="string">
            <text:p>Francis A. Carey, Richard J. Sundberg</text:p>
          </table:table-cell>
          <table:table-cell table:style-name="ce4" office:value-type="string" calcext:value-type="string">
            <text:p>5th ed.</text:p>
            <text:p>2007</text:p>
          </table:table-cell>
          <table:table-cell office:value-type="string" calcext:value-type="string">
            <text:p>http://link.springer.com/openurl?genre=book&amp;isbn=978-0-387-71481-3</text:p>
          </table:table-cell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International Humanitarian Action</text:p>
          </table:table-cell>
          <table:table-cell office:value-type="string" calcext:value-type="string">
            <text:p>Hans-Joachim Heintze, Pierre</text:p>
            <text:p>UThmieblberötrog eVreronesi, Aron Goldhirsch,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14454-2</text:p>
          </table:table-cell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Paolo Veronesi, Oreste Davide</text:p>
            <text:p>Gentilini, Maria Cristina Leonardi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48848-6</text:p>
          </table:table-cell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Travel Marketing, Tourism Economics and the Airline Product</text:p>
          </table:table-cell>
          <table:table-cell office:value-type="string" calcext:value-type="string">
            <text:p>EMfraarikm A Tnuthrboanny, <text:s/>CJoamn Oilluetrliand, David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49849-2</text:p>
          </table:table-cell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Electronic Commerce 2018</text:p>
          </table:table-cell>
          <table:table-cell office:value-type="string" calcext:value-type="string">
            <text:p>King, Jae Kyu Lee, Ting-Peng Liang,</text:p>
            <text:p>Deborrah C. Turban</text:p>
          </table:table-cell>
          <table:table-cell table:style-name="ce4" office:value-type="string" calcext:value-type="string">
            <text:p>9th ed.</text:p>
            <text:p>2018</text:p>
          </table:table-cell>
          <table:table-cell office:value-type="string" calcext:value-type="string">
            <text:p>http://link.springer.com/openurl?genre=book&amp;isbn=978-3-319-58715-8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Disability and Vocational Rehabilitation in Rural Settings</text:p>
          </table:table-cell>
          <table:table-cell office:value-type="string" calcext:value-type="string">
            <text:p>Debra A. Harley, Noel A. Ysasi,</text:p>
            <text:p>Malachy L. Bishop, Allison R. Fleming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64786-9</text:p>
          </table:table-cell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string" calcext:value-type="string">
            <text:p>Teaching Medicine and Medical Ethics Using Popular Culture</text:p>
          </table:table-cell>
          <table:table-cell office:value-type="string" calcext:value-type="string">
            <text:p>Evie Kendal, Basia Diug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65451-5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Market Research</text:p>
          </table:table-cell>
          <table:table-cell office:value-type="string" calcext:value-type="string">
            <text:p>Erik Mooi, Marko Sarstedt, Irma Mooi-</text:p>
            <text:p>JRoesceiph I. Goldstein, Dale E. Newbury,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981-10-5218-7</text:p>
          </table:table-cell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Scanning Electron Microscopy and X-Ray Microanalysis</text:p>
          </table:table-cell>
          <table:table-cell office:value-type="string" calcext:value-type="string">
            <text:p>Joseph R. Michael, Nicholas W.M.</text:p>
            <text:p>Ritchie, John Henry J. Scott, David C.</text:p>
          </table:table-cell>
          <table:table-cell table:style-name="ce4" office:value-type="string" calcext:value-type="string">
            <text:p>4th ed.</text:p>
            <text:p>2018</text:p>
          </table:table-cell>
          <table:table-cell office:value-type="string" calcext:value-type="string">
            <text:p>http://link.springer.com/openurl?genre=book&amp;isbn=978-1-4939-6676-9</text:p>
          </table:table-cell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ArcGIS for Environmental and Water Issues</text:p>
          </table:table-cell>
          <table:table-cell office:value-type="string" calcext:value-type="string">
            <text:p>William Bajjali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61158-7</text:p>
          </table:table-cell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Physics from Symmetry</text:p>
          </table:table-cell>
          <table:table-cell office:value-type="string" calcext:value-type="string">
            <text:p>Jakob Schwichtenberg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319-66631-0</text:p>
          </table:table-cell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Communication and Bioethics at the End of Life</text:p>
          </table:table-cell>
          <table:table-cell office:value-type="string" calcext:value-type="string">
            <text:p>Lori A. Roscoe, David P. Schenck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70920-8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Foundations of Programming Languages</text:p>
          </table:table-cell>
          <table:table-cell office:value-type="string" calcext:value-type="string">
            <text:p>Kent D. Lee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319-70790-7</text:p>
          </table:table-cell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string" calcext:value-type="string">
            <text:p>Problems in Classical Electromagnetism</text:p>
          </table:table-cell>
          <table:table-cell office:value-type="string" calcext:value-type="string">
            <text:p>Andrea Macchi, Giovanni Moruzzi,</text:p>
            <text:p>Francesco Pegoraro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63133-2</text:p>
          </table:table-cell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string" calcext:value-type="string">
            <text:p>Polymer Chemistry</text:p>
          </table:table-cell>
          <table:table-cell office:value-type="string" calcext:value-type="string">
            <text:p>Sebastian Koltzenburg, Michael</text:p>
            <text:p>Maskos, Oskar Nuyken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662-49279-6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Probability and Statistics for Computer Science</text:p>
          </table:table-cell>
          <table:table-cell office:value-type="string" calcext:value-type="string">
            <text:p>David Forsyth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64410-3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Empathetic Space on Screen</text:p>
          </table:table-cell>
          <table:table-cell office:value-type="string" calcext:value-type="string">
            <text:p>Amedeo D'Adamo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66772-0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Political Social Work</text:p>
          </table:table-cell>
          <table:table-cell office:value-type="string" calcext:value-type="string">
            <text:p>Shannon R. Lane, Suzanne Pritzker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68588-5</text:p>
          </table:table-cell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Introductory Quantum Mechanics</text:p>
          </table:table-cell>
          <table:table-cell office:value-type="string" calcext:value-type="string">
            <text:p>Paul R. Berman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68598-4</text:p>
          </table:table-cell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Guide to Competitive Programming</text:p>
          </table:table-cell>
          <table:table-cell office:value-type="string" calcext:value-type="string">
            <text:p>Antti Laaksonen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72547-5</text:p>
          </table:table-cell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Introduction to Artificial Intelligence</text:p>
          </table:table-cell>
          <table:table-cell office:value-type="string" calcext:value-type="string">
            <text:p>Wolfgang Ertel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319-58487-4</text:p>
          </table:table-cell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Bioinformatics for Evolutionary Biologists</text:p>
          </table:table-cell>
          <table:table-cell office:value-type="string" calcext:value-type="string">
            <text:p>Bernhard Haubold, Angelika Börsch-</text:p>
            <text:p>Haubold</text:p>
          </table:table-cell>
          <table:table-cell table:style-name="ce4" office:value-type="string" calcext:value-type="string">
            <text:p>1st ed.</text:p>
            <text:p>2017</text:p>
          </table:table-cell>
          <table:table-cell office:value-type="string" calcext:value-type="string">
            <text:p>http://link.springer.com/openurl?genre=book&amp;isbn=978-3-319-67395-0</text:p>
          </table:table-cell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Concepts, Methods and Practical Applications in Applied Demography</text:p>
          </table:table-cell>
          <table:table-cell office:value-type="string" calcext:value-type="string">
            <text:p>Richard K. Thomas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65439-3</text:p>
          </table:table-cell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Introduction to Deep Learning</text:p>
          </table:table-cell>
          <table:table-cell office:value-type="string" calcext:value-type="string">
            <text:p>Sandro Skansi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3004-2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Energy and the Wealth of Nations</text:p>
          </table:table-cell>
          <table:table-cell office:value-type="string" calcext:value-type="string">
            <text:p>Charles A.S. Hall, Kent Klitgaard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319-66219-0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A Beginner's Guide to Scala, Object Orientation and Functional Progra</text:p>
          </table:table-cell>
          <table:table-cell office:value-type="string" calcext:value-type="string">
            <text:p>mJoihnng Hunt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319-75771-1</text:p>
          </table:table-cell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Lessons on Synthetic Bioarchitectures</text:p>
          </table:table-cell>
          <table:table-cell office:value-type="string" calcext:value-type="string">
            <text:p>Eva-Kathrin Ehmoser-Sinner, Cherng-</text:p>
            <text:p>Wen Darren Tan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3123-0</text:p>
          </table:table-cell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Managing Sustainable Business</text:p>
          </table:table-cell>
          <table:table-cell office:value-type="string" calcext:value-type="string">
            <text:p>DGielbtemrta rG G. Lroesnss,s Wene, rNn.e Cr rHaaigu gSmeri,t Jhörg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94-024-1144-7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Engineering Mechanics 2</text:p>
          </table:table-cell>
          <table:table-cell office:value-type="string" calcext:value-type="string">
            <text:p>Schröder, Wolfgang A. Wall, Javier</text:p>
            <text:p>Bonet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662-56272-7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Fundamentals of Business Process Management</text:p>
          </table:table-cell>
          <table:table-cell office:value-type="string" calcext:value-type="string">
            <text:p>Marlon Dumas, Marcello La Rosa, Jan</text:p>
            <text:p>Mendling, Hajo A. Reijers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662-56509-4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Clinical Methods in Medical Family Therapy</text:p>
          </table:table-cell>
          <table:table-cell office:value-type="string" calcext:value-type="string">
            <text:p>Tai Mendenhall, Angela Lamson,</text:p>
            <text:p>Jennifer Hodgson, Macaran Baird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68834-3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Guide to Scientific Computing in C++</text:p>
          </table:table-cell>
          <table:table-cell office:value-type="string" calcext:value-type="string">
            <text:p>Joe Pitt-Francis, Jonathan Whiteley</text:p>
          </table:table-cell>
          <table:table-cell table:style-name="ce4" office:value-type="string" calcext:value-type="string">
            <text:p>2nd ed.</text:p>
            <text:p>2017</text:p>
          </table:table-cell>
          <table:table-cell office:value-type="string" calcext:value-type="string">
            <text:p>http://link.springer.com/openurl?genre=book&amp;isbn=978-3-319-73132-2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Motivation and Action</text:p>
          </table:table-cell>
          <table:table-cell office:value-type="string" calcext:value-type="string">
            <text:p>Jutta Heckhausen, Heinz Heckhausen</text:p>
          </table:table-cell>
          <table:table-cell table:style-name="ce4" office:value-type="string" calcext:value-type="string">
            <text:p>3rd ed.</text:p>
            <text:p>2018</text:p>
          </table:table-cell>
          <table:table-cell office:value-type="string" calcext:value-type="string">
            <text:p>http://link.springer.com/openurl?genre=book&amp;isbn=978-3-319-65094-4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Perspectives on Elderly Crime and Victimization</text:p>
          </table:table-cell>
          <table:table-cell office:value-type="string" calcext:value-type="string">
            <text:p>Peter C. Kratcoski, Maximilian</text:p>
            <text:p>Edelbacher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2682-3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Knowledge Management</text:p>
          </table:table-cell>
          <table:table-cell office:value-type="string" calcext:value-type="string">
            <text:p>Klaus North, Gita Kumta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319-59978-6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An Introduction to Zooarchaeology</text:p>
          </table:table-cell>
          <table:table-cell office:value-type="string" calcext:value-type="string">
            <text:p>Diane Gifford-Gonzalez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65682-3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Abstract Algebra</text:p>
          </table:table-cell>
          <table:table-cell office:value-type="string" calcext:value-type="string">
            <text:p>Gregory T. Lee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7649-1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Criminal Justice and Mental Health</text:p>
          </table:table-cell>
          <table:table-cell office:value-type="string" calcext:value-type="string">
            <text:p>Jada Hector, David Khey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6442-9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Philosophy of Race</text:p>
          </table:table-cell>
          <table:table-cell office:value-type="string" calcext:value-type="string">
            <text:p>Naomi Zack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8729-9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Of Cigarettes, High Heels, and Other Interesting Things</text:p>
          </table:table-cell>
          <table:table-cell office:value-type="string" calcext:value-type="string">
            <text:p>Marcel Danesi</text:p>
          </table:table-cell>
          <table:table-cell table:style-name="ce4" office:value-type="string" calcext:value-type="string">
            <text:p>3rd ed.</text:p>
            <text:p>2018</text:p>
          </table:table-cell>
          <table:table-cell office:value-type="string" calcext:value-type="string">
            <text:p>http://link.springer.com/openurl?genre=book&amp;isbn=978-1-349-95348-6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string" calcext:value-type="string">
            <text:p>Applied Bioinformatics</text:p>
          </table:table-cell>
          <table:table-cell office:value-type="string" calcext:value-type="string">
            <text:p>Paul M. Selzer, Richard J. Marhöfer,</text:p>
            <text:p>Oliver Koch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319-68301-0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Linear Algebra and Analytic Geometry for Physical Sciences</text:p>
          </table:table-cell>
          <table:table-cell office:value-type="string" calcext:value-type="string">
            <text:p>Giovanni Landi, Alessandro Zampini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8361-1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Building Energy Modeling with OpenStudio</text:p>
          </table:table-cell>
          <table:table-cell office:value-type="string" calcext:value-type="string">
            <text:p>Larry Brackney, Andrew Parker,</text:p>
            <text:p>Daniel Macumber, Kyle Benne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7809-9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Customer Relationship Management</text:p>
          </table:table-cell>
          <table:table-cell office:value-type="string" calcext:value-type="string">
            <text:p>V. Kumar, Werner Reinartz</text:p>
          </table:table-cell>
          <table:table-cell table:style-name="ce4" office:value-type="string" calcext:value-type="string">
            <text:p>3rd ed.</text:p>
            <text:p>2018</text:p>
          </table:table-cell>
          <table:table-cell office:value-type="string" calcext:value-type="string">
            <text:p>http://link.springer.com/openurl?genre=book&amp;isbn=978-3-662-55381-7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The A-Z of the PhD Trajectory</text:p>
          </table:table-cell>
          <table:table-cell office:value-type="string" calcext:value-type="string">
            <text:p>Eva O. L. Lantsoght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7425-1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Strategic Human Resource Management and Employment Relations</text:p>
          </table:table-cell>
          <table:table-cell office:value-type="string" calcext:value-type="string">
            <text:p>Ashish Malik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981-13-0399-9</text:p>
          </table:table-cell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string" calcext:value-type="string">
            <text:p>Applied Linear Algebra</text:p>
          </table:table-cell>
          <table:table-cell office:value-type="string" calcext:value-type="string">
            <text:p>Peter J. Olver, Chehrzad Shakiban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319-91041-3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Witnessing Torture</text:p>
          </table:table-cell>
          <table:table-cell office:value-type="string" calcext:value-type="string">
            <text:p>Alexandra S. Moore, Elizabeth</text:p>
            <text:p>Swanson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4965-5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Proofs from THE BOOK</text:p>
          </table:table-cell>
          <table:table-cell office:value-type="string" calcext:value-type="string">
            <text:p>Martin Aigner, Günter M. Ziegler</text:p>
          </table:table-cell>
          <table:table-cell table:style-name="ce4" office:value-type="string" calcext:value-type="string">
            <text:p>6th ed.</text:p>
            <text:p>2018</text:p>
          </table:table-cell>
          <table:table-cell office:value-type="string" calcext:value-type="string">
            <text:p>http://link.springer.com/openurl?genre=book&amp;isbn=978-3-662-57265-8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Introduction to General Relativity</text:p>
          </table:table-cell>
          <table:table-cell office:value-type="string" calcext:value-type="string">
            <text:p>Cosimo Bambi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981-13-1090-4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string" calcext:value-type="string">
            <text:p>Introduction to Particle and Astroparticle Physics</text:p>
          </table:table-cell>
          <table:table-cell office:value-type="string" calcext:value-type="string">
            <text:p>Alessandro De Angelis, Mário Pimenta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319-78181-5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Fundamentals of Java Programming</text:p>
          </table:table-cell>
          <table:table-cell office:value-type="string" calcext:value-type="string">
            <text:p>Mitsunori Ogihara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89491-1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string" calcext:value-type="string">
            <text:p>Optimization of Process Flowsheets through Metaheuristic Techniques</text:p>
          </table:table-cell>
          <table:table-cell office:value-type="string" calcext:value-type="string">
            <text:p>José María Ponce-Ortega, Luis</text:p>
            <text:p>GMeartmjaážn M Hiheernljá, nTdadeze-jP Béarjedz, Aleš Ude,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319-91722-1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Jadran Lenarčič, Aleš Stanovnik,</text:p>
            <text:p>Marko Munih, Jure Rejc, Sebastjan</text:p>
          </table:table-cell>
          <table:table-cell table:style-name="ce4" office:value-type="string" calcext:value-type="string">
            <text:p>2nd ed.</text:p>
            <text:p>2019</text:p>
          </table:table-cell>
          <table:table-cell office:value-type="string" calcext:value-type="string">
            <text:p>http://link.springer.com/openurl?genre=book&amp;isbn=978-3-319-72911-4</text:p>
          </table:table-cell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string" calcext:value-type="string">
            <text:p>Business Ethics - A Philosophical and Behavioral Approach</text:p>
          </table:table-cell>
          <table:table-cell office:value-type="string" calcext:value-type="string">
            <text:p>Christian A. Conrad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91575-3</text:p>
          </table:table-cell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string" calcext:value-type="string">
            <text:p>A First Introduction to Quantum Physics</text:p>
          </table:table-cell>
          <table:table-cell office:value-type="string" calcext:value-type="string">
            <text:p>Pieter Kok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92207-2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string" calcext:value-type="string">
            <text:p>Argumentation Theory: A Pragma-Dialectical Perspective</text:p>
          </table:table-cell>
          <table:table-cell office:value-type="string" calcext:value-type="string">
            <text:p>Frans H. van Eemeren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95381-6</text:p>
          </table:table-cell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string" calcext:value-type="string">
            <text:p>Logical Foundations of Cyber-Physical Systems</text:p>
          </table:table-cell>
          <table:table-cell office:value-type="string" calcext:value-type="string">
            <text:p>André Platzer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63588-0</text:p>
          </table:table-cell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string" calcext:value-type="string">
            <text:p>Off-Grid Electrical Systems in Developing Countries</text:p>
          </table:table-cell>
          <table:table-cell office:value-type="string" calcext:value-type="string">
            <text:p>Henry Louie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91890-7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Entertainment Science</text:p>
          </table:table-cell>
          <table:table-cell office:value-type="string" calcext:value-type="string">
            <text:p>Thorsten Hennig-Thurau, Mark B.</text:p>
            <text:p>Houston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319-89292-4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Physics of Oscillations and Waves</text:p>
          </table:table-cell>
          <table:table-cell office:value-type="string" calcext:value-type="string">
            <text:p>Arnt Inge Vistnes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2314-3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Introduction to Programming with Fortran</text:p>
          </table:table-cell>
          <table:table-cell office:value-type="string" calcext:value-type="string">
            <text:p>Ian Chivers, Jane Sleightholme</text:p>
          </table:table-cell>
          <table:table-cell table:style-name="ce4" office:value-type="string" calcext:value-type="string">
            <text:p>4th ed.</text:p>
            <text:p>2018</text:p>
          </table:table-cell>
          <table:table-cell office:value-type="string" calcext:value-type="string">
            <text:p>http://link.springer.com/openurl?genre=book&amp;isbn=978-3-319-75502-1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Fundamentals of Solid State Engineering</text:p>
          </table:table-cell>
          <table:table-cell office:value-type="string" calcext:value-type="string">
            <text:p>Manijeh Razeghi</text:p>
          </table:table-cell>
          <table:table-cell table:style-name="ce4" office:value-type="string" calcext:value-type="string">
            <text:p>4th ed.</text:p>
            <text:p>2019</text:p>
          </table:table-cell>
          <table:table-cell office:value-type="string" calcext:value-type="string">
            <text:p>http://link.springer.com/openurl?genre=book&amp;isbn=978-3-319-75708-7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Introduction to Digital Systems Design</text:p>
          </table:table-cell>
          <table:table-cell office:value-type="string" calcext:value-type="string">
            <text:p>Giuliano Donzellini, Luca Oneto,</text:p>
            <text:p>Domenico Ponta, Davide Anguita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319-92804-3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Neural Networks and Deep Learning</text:p>
          </table:table-cell>
          <table:table-cell office:value-type="string" calcext:value-type="string">
            <text:p>Charu C. Aggarwal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94463-0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Data Science and Predictive Analytics</text:p>
          </table:table-cell>
          <table:table-cell office:value-type="string" calcext:value-type="string">
            <text:p>Ivo D. Dinov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2347-1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Systems Programming in Unix/Linux</text:p>
          </table:table-cell>
          <table:table-cell office:value-type="string" calcext:value-type="string">
            <text:p>K.C. Wang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92429-8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Analytical Corporate Finance</text:p>
          </table:table-cell>
          <table:table-cell office:value-type="string" calcext:value-type="string">
            <text:p>Angelo Corelli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319-95762-3</text:p>
          </table:table-cell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string" calcext:value-type="string">
            <text:p>Fraud and Corruption</text:p>
          </table:table-cell>
          <table:table-cell office:value-type="string" calcext:value-type="string">
            <text:p>Peter C. Kratcoski, Maximilian</text:p>
            <text:p>Edelbacher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92333-8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Conferencing and Presentation English for Young Academics</text:p>
          </table:table-cell>
          <table:table-cell office:value-type="string" calcext:value-type="string">
            <text:p>Michael Guest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981-13-2475-8</text:p>
          </table:table-cell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string" calcext:value-type="string">
            <text:p>A Concise Guide to Market Research</text:p>
          </table:table-cell>
          <table:table-cell office:value-type="string" calcext:value-type="string">
            <text:p>Marko Sarstedt, Erik Mooi</text:p>
          </table:table-cell>
          <table:table-cell table:style-name="ce4" office:value-type="string" calcext:value-type="string">
            <text:p>3rd ed.</text:p>
            <text:p>2019</text:p>
          </table:table-cell>
          <table:table-cell office:value-type="string" calcext:value-type="string">
            <text:p>http://link.springer.com/openurl?genre=book&amp;isbn=978-3-662-56707-4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Global Supply Chain and Operations Management</text:p>
          </table:table-cell>
          <table:table-cell office:value-type="string" calcext:value-type="string">
            <text:p>Dmitry Ivanov, Alexander</text:p>
            <text:p>Tsipoulanidis, Jörn Schönberger</text:p>
          </table:table-cell>
          <table:table-cell table:style-name="ce4" office:value-type="string" calcext:value-type="string">
            <text:p>2nd ed.</text:p>
            <text:p>2019</text:p>
          </table:table-cell>
          <table:table-cell office:value-type="string" calcext:value-type="string">
            <text:p>http://link.springer.com/openurl?genre=book&amp;isbn=978-3-319-94313-8</text:p>
          </table:table-cell>
        </table:table-row>
        <table:table-row table:style-name="ro3">
          <table:table-cell office:value-type="float" office:value="355" calcext:value-type="float">
            <text:p>355</text:p>
          </table:table-cell>
          <table:table-cell office:value-type="string" calcext:value-type="string">
            <text:p>Introduction to Parallel Computing</text:p>
          </table:table-cell>
          <table:table-cell office:value-type="string" calcext:value-type="string">
            <text:p>Roman Trobec, Boštjan Slivnik,</text:p>
            <text:p>Patricio Bulić, Borut Robič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98833-7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Mathematical Logic</text:p>
          </table:table-cell>
          <table:table-cell office:value-type="string" calcext:value-type="string">
            <text:p>Roman Kossak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97298-5</text:p>
          </table:table-cell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string" calcext:value-type="string">
            <text:p>Stability and Control of Linear Systems</text:p>
          </table:table-cell>
          <table:table-cell office:value-type="string" calcext:value-type="string">
            <text:p>Andrea Bacciotti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030-02405-5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Introduction to Formal Philosophy</text:p>
          </table:table-cell>
          <table:table-cell office:value-type="string" calcext:value-type="string">
            <text:p>Sven Ove Hansson, Vincent F.</text:p>
            <text:p>Hendricks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7434-3</text:p>
          </table:table-cell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string" calcext:value-type="string">
            <text:p>Analysis for Computer Scientists</text:p>
          </table:table-cell>
          <table:table-cell office:value-type="string" calcext:value-type="string">
            <text:p>Michael Oberguggenberger,</text:p>
            <text:p>Alexander Ostermann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319-91155-7</text:p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International Business Management</text:p>
          </table:table-cell>
          <table:table-cell office:value-type="string" calcext:value-type="string">
            <text:p>Kamal Fatehi, Jeongho Choi</text:p>
          </table:table-cell>
          <table:table-cell table:style-name="ce4" office:value-type="string" calcext:value-type="string">
            <text:p>2nd ed.</text:p>
            <text:p>2019</text:p>
          </table:table-cell>
          <table:table-cell office:value-type="string" calcext:value-type="string">
            <text:p>http://link.springer.com/openurl?genre=book&amp;isbn=978-3-319-96622-9</text:p>
          </table:table-cell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string" calcext:value-type="string">
            <text:p>Research Methods for the Digital Humanities</text:p>
          </table:table-cell>
          <table:table-cell office:value-type="string" calcext:value-type="string">
            <text:p>lewis levenberg, Tai Neilson, David</text:p>
            <text:p>Rheams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96713-4</text:p>
          </table:table-cell>
        </table:table-row>
        <table:table-row table:style-name="ro3">
          <table:table-cell office:value-type="float" office:value="362" calcext:value-type="float">
            <text:p>362</text:p>
          </table:table-cell>
          <table:table-cell office:value-type="string" calcext:value-type="string">
            <text:p>Introductory Computer Forensics</text:p>
          </table:table-cell>
          <table:table-cell office:value-type="string" calcext:value-type="string">
            <text:p>Xiaodong Lin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030-00581-8</text:p>
          </table:table-cell>
        </table:table-row>
        <table:table-row table:style-name="ro3">
          <table:table-cell office:value-type="float" office:value="363" calcext:value-type="float">
            <text:p>363</text:p>
          </table:table-cell>
          <table:table-cell office:value-type="string" calcext:value-type="string">
            <text:p>Control Engineering</text:p>
          </table:table-cell>
          <table:table-cell office:value-type="string" calcext:value-type="string">
            <text:p>László Keviczky, Ruth Bars, Jenő</text:p>
            <text:p>Hetthéssy, Csilla Bányász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981-10-8297-9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Control Engineering: MATLAB Exercises</text:p>
          </table:table-cell>
          <table:table-cell office:value-type="string" calcext:value-type="string">
            <text:p>László Keviczky, Ruth Bars, Jenő</text:p>
            <text:p>Hetthéssy, Csilla Bányász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981-10-8321-1</text:p>
          </table:table-cell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ENZYMES: Catalysis, Kinetics and Mechanisms</text:p>
          </table:table-cell>
          <table:table-cell office:value-type="string" calcext:value-type="string">
            <text:p>N.S. Punekar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981-13-0785-0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Automatic Control with Experiments</text:p>
          </table:table-cell>
          <table:table-cell office:value-type="string" calcext:value-type="string">
            <text:p>Victor Manuel Hernández-Guzmán,</text:p>
            <text:p>Ramón Silva-Ortigoza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319-75804-6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Internet of Things From Hype to Reality</text:p>
          </table:table-cell>
          <table:table-cell office:value-type="string" calcext:value-type="string">
            <text:p>Ammar Rayes, Samer Salam</text:p>
          </table:table-cell>
          <table:table-cell table:style-name="ce4" office:value-type="string" calcext:value-type="string">
            <text:p>2nd ed.</text:p>
            <text:p>2019</text:p>
          </table:table-cell>
          <table:table-cell office:value-type="string" calcext:value-type="string">
            <text:p>http://link.springer.com/openurl?genre=book&amp;isbn=978-3-319-99516-8</text:p>
          </table:table-cell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string" calcext:value-type="string">
            <text:p>Quantitative Methods for the Social Sciences</text:p>
          </table:table-cell>
          <table:table-cell office:value-type="string" calcext:value-type="string">
            <text:p>Daniel Stockemer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319-99118-4</text:p>
          </table:table-cell>
        </table:table-row>
        <table:table-row table:style-name="ro3">
          <table:table-cell office:value-type="float" office:value="369" calcext:value-type="float">
            <text:p>369</text:p>
          </table:table-cell>
          <table:table-cell office:value-type="string" calcext:value-type="string">
            <text:p>A Pythagorean Introduction to Number Theory</text:p>
          </table:table-cell>
          <table:table-cell office:value-type="string" calcext:value-type="string">
            <text:p>Ramin Takloo-Bighash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030-02604-2</text:p>
          </table:table-cell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Philosophical and Mathematical Logic</text:p>
          </table:table-cell>
          <table:table-cell office:value-type="string" calcext:value-type="string">
            <text:p>Harrie de Swart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030-03255-5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string" calcext:value-type="string">
            <text:p>Structural Dynamics</text:p>
          </table:table-cell>
          <table:table-cell office:value-type="string" calcext:value-type="string">
            <text:p>Mario Paz, Young Hoon Kim</text:p>
          </table:table-cell>
          <table:table-cell table:style-name="ce4" office:value-type="string" calcext:value-type="string">
            <text:p>6th ed.</text:p>
            <text:p>2019</text:p>
          </table:table-cell>
          <table:table-cell office:value-type="string" calcext:value-type="string">
            <text:p>http://link.springer.com/openurl?genre=book&amp;isbn=978-3-319-94743-3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Plant Physiology, Development and Metabolism</text:p>
          </table:table-cell>
          <table:table-cell office:value-type="string" calcext:value-type="string">
            <text:p>Satish C Bhatla, Manju A. Lal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981-13-2023-1</text:p>
          </table:table-cell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string" calcext:value-type="string">
            <text:p>Quantum Mechanics for Pedestrians 1</text:p>
          </table:table-cell>
          <table:table-cell office:value-type="string" calcext:value-type="string">
            <text:p>Jochen Pade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030-00464-4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string" calcext:value-type="string">
            <text:p>Plant Anatomy</text:p>
          </table:table-cell>
          <table:table-cell office:value-type="string" calcext:value-type="string">
            <text:p>Richard Crang, Sheila Lyons-Sobaski,</text:p>
            <text:p>Robert Wise</text:p>
          </table:table-cell>
          <table:table-cell table:style-name="ce4" office:value-type="string" calcext:value-type="string">
            <text:p>1st ed.</text:p>
            <text:p>2018</text:p>
          </table:table-cell>
          <table:table-cell office:value-type="string" calcext:value-type="string">
            <text:p>http://link.springer.com/openurl?genre=book&amp;isbn=978-3-319-77315-5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Quantum Mechanics for Pedestrians 2</text:p>
          </table:table-cell>
          <table:table-cell office:value-type="string" calcext:value-type="string">
            <text:p>Jochen Pade</text:p>
          </table:table-cell>
          <table:table-cell table:style-name="ce4" office:value-type="string" calcext:value-type="string">
            <text:p>2nd ed.</text:p>
            <text:p>2018</text:p>
          </table:table-cell>
          <table:table-cell office:value-type="string" calcext:value-type="string">
            <text:p>http://link.springer.com/openurl?genre=book&amp;isbn=978-3-030-00467-5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Excel Data Analysis</text:p>
          </table:table-cell>
          <table:table-cell office:value-type="string" calcext:value-type="string">
            <text:p>Hector Guerrero</text:p>
          </table:table-cell>
          <table:table-cell table:style-name="ce4" office:value-type="string" calcext:value-type="string">
            <text:p>2nd ed.</text:p>
            <text:p>2019</text:p>
          </table:table-cell>
          <table:table-cell office:value-type="string" calcext:value-type="string">
            <text:p>http://link.springer.com/openurl?genre=book&amp;isbn=978-3-030-01279-3</text:p>
          </table:table-cell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string" calcext:value-type="string">
            <text:p>Quick Start Guide to VHDL</text:p>
          </table:table-cell>
          <table:table-cell office:value-type="string" calcext:value-type="string">
            <text:p>Brock J. LaMeres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030-04516-6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string" calcext:value-type="string">
            <text:p>Java in Two Semesters</text:p>
          </table:table-cell>
          <table:table-cell office:value-type="string" calcext:value-type="string">
            <text:p>Quentin Charatan, Aaron Kans</text:p>
          </table:table-cell>
          <table:table-cell table:style-name="ce4" office:value-type="string" calcext:value-type="string">
            <text:p>4th ed.</text:p>
            <text:p>2019</text:p>
          </table:table-cell>
          <table:table-cell office:value-type="string" calcext:value-type="string">
            <text:p>http://link.springer.com/openurl?genre=book&amp;isbn=978-3-319-99420-8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Managing Media and Digital Organizations</text:p>
          </table:table-cell>
          <table:table-cell office:value-type="string" calcext:value-type="string">
            <text:p>Eli M. Noam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319-71288-8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Media and Digital Management</text:p>
          </table:table-cell>
          <table:table-cell office:value-type="string" calcext:value-type="string">
            <text:p>Eli M. Noam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319-72000-5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string" calcext:value-type="string">
            <text:p>An Anthology of London in Literature, 1558-1914</text:p>
          </table:table-cell>
          <table:table-cell office:value-type="string" calcext:value-type="string">
            <text:p>Geoffrey G. Hiller, Peter L. Groves,</text:p>
            <text:p>Alan F. Dilnot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030-05609-4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Astronautics</text:p>
          </table:table-cell>
          <table:table-cell office:value-type="string" calcext:value-type="string">
            <text:p>Ulrich Walter</text:p>
          </table:table-cell>
          <table:table-cell table:style-name="ce4" office:value-type="string" calcext:value-type="string">
            <text:p>3rd ed.</text:p>
            <text:p>2018</text:p>
          </table:table-cell>
          <table:table-cell office:value-type="string" calcext:value-type="string">
            <text:p>http://link.springer.com/openurl?genre=book&amp;isbn=978-3-319-74373-8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Perceptual Organization</text:p>
          </table:table-cell>
          <table:table-cell office:value-type="string" calcext:value-type="string">
            <text:p>Stephen Handel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319-96337-2</text:p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string" calcext:value-type="string">
            <text:p>Research Methods for Social Justice and Equity in Education</text:p>
          </table:table-cell>
          <table:table-cell office:value-type="string" calcext:value-type="string">
            <text:p>Kamden K. Strunk, Leslie Ann Locke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030-05900-2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string" calcext:value-type="string">
            <text:p>Educational Technology</text:p>
          </table:table-cell>
          <table:table-cell office:value-type="string" calcext:value-type="string">
            <text:p>Ronghuai Huang, J. Michael Spector,</text:p>
            <text:p>Junfeng Yang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981-13-6643-7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Quick Start Guide to Verilog</text:p>
          </table:table-cell>
          <table:table-cell office:value-type="string" calcext:value-type="string">
            <text:p>Brock J. LaMeres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030-10552-5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string" calcext:value-type="string">
            <text:p>Spine Surgery</text:p>
          </table:table-cell>
          <table:table-cell office:value-type="string" calcext:value-type="string">
            <text:p>Bernhard Meyer, Michael</text:p>
            <text:p>Rauschmann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319-98875-7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Introduction to Logic Circuits &amp; Logic Design with VHDL</text:p>
          </table:table-cell>
          <table:table-cell office:value-type="string" calcext:value-type="string">
            <text:p>Brock J. LaMeres</text:p>
          </table:table-cell>
          <table:table-cell table:style-name="ce4" office:value-type="string" calcext:value-type="string">
            <text:p>2nd ed.</text:p>
            <text:p>2019</text:p>
          </table:table-cell>
          <table:table-cell office:value-type="string" calcext:value-type="string">
            <text:p>http://link.springer.com/openurl?genre=book&amp;isbn=978-3-030-12489-2</text:p>
          </table:table-cell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string" calcext:value-type="string">
            <text:p>Social Justice Theory and Practice for Social Work</text:p>
          </table:table-cell>
          <table:table-cell office:value-type="string" calcext:value-type="string">
            <text:p>Lynelle Watts, David Hodgson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981-13-3621-8</text:p>
          </table:table-cell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string" calcext:value-type="string">
            <text:p>School Leadership and Educational Change in Singapore</text:p>
          </table:table-cell>
          <table:table-cell office:value-type="string" calcext:value-type="string">
            <text:p>Benjamin Wong, Salleh Hairon, Pak</text:p>
            <text:p>Tee Ng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319-74746-0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string" calcext:value-type="string">
            <text:p>Digital Business Models</text:p>
          </table:table-cell>
          <table:table-cell office:value-type="string" calcext:value-type="string">
            <text:p>Bernd W. Wirtz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030-13005-3</text:p>
          </table:table-cell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string" calcext:value-type="string">
            <text:p>Introduction to Logic Circuits &amp; Logic Design with Verilog</text:p>
          </table:table-cell>
          <table:table-cell office:value-type="string" calcext:value-type="string">
            <text:p>Brock J. LaMeres</text:p>
          </table:table-cell>
          <table:table-cell table:style-name="ce4" office:value-type="string" calcext:value-type="string">
            <text:p>2nd ed.</text:p>
            <text:p>2019</text:p>
          </table:table-cell>
          <table:table-cell office:value-type="string" calcext:value-type="string">
            <text:p>http://link.springer.com/openurl?genre=book&amp;isbn=978-3-030-13605-5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string" calcext:value-type="string">
            <text:p>Pharmaceutical Biotechnology</text:p>
          </table:table-cell>
          <table:table-cell office:value-type="string" calcext:value-type="string">
            <text:p>Daan J. A. Crommelin, Robert D.</text:p>
            <text:p>Sindelar, Bernd Meibohm</text:p>
          </table:table-cell>
          <table:table-cell table:style-name="ce4" office:value-type="string" calcext:value-type="string">
            <text:p>5th ed.</text:p>
            <text:p>2019</text:p>
          </table:table-cell>
          <table:table-cell office:value-type="string" calcext:value-type="string">
            <text:p>http://link.springer.com/openurl?genre=book&amp;isbn=978-3-030-00710-2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string" calcext:value-type="string">
            <text:p>Mapping Global Theatre Histories</text:p>
          </table:table-cell>
          <table:table-cell office:value-type="string" calcext:value-type="string">
            <text:p>Mark Pizzato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030-12727-5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string" calcext:value-type="string">
            <text:p>Social Marketing in Action</text:p>
          </table:table-cell>
          <table:table-cell office:value-type="string" calcext:value-type="string">
            <text:p>Debra Z. Basil, Gonzalo Diaz-Meneses,</text:p>
            <text:p>Michael D. Basil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030-13020-6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Analyzing Qualitative Data with MAXQDA</text:p>
          </table:table-cell>
          <table:table-cell office:value-type="string" calcext:value-type="string">
            <text:p>Udo Kuckartz, Stefan Rädiker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030-15671-8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Handbook of Evolutionary Research in Archaeology</text:p>
          </table:table-cell>
          <table:table-cell office:value-type="string" calcext:value-type="string">
            <text:p>Anna Marie Prentiss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030-11117-5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Evidence-Based Practice in Clinical Social Work</text:p>
          </table:table-cell>
          <table:table-cell office:value-type="string" calcext:value-type="string">
            <text:p>James W. Drisko, Melissa D. Grady</text:p>
          </table:table-cell>
          <table:table-cell table:style-name="ce4" office:value-type="string" calcext:value-type="string">
            <text:p>2nd ed.</text:p>
            <text:p>2019</text:p>
          </table:table-cell>
          <table:table-cell office:value-type="string" calcext:value-type="string">
            <text:p>http://link.springer.com/openurl?genre=book&amp;isbn=978-3-030-15224-6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Foundations of Behavioral Health</text:p>
          </table:table-cell>
          <table:table-cell office:value-type="string" calcext:value-type="string">
            <text:p>Bruce Lubotsky Levin, Ardis Hanson</text:p>
          </table:table-cell>
          <table:table-cell table:style-name="ce4" office:value-type="string" calcext:value-type="string">
            <text:p>1st ed.</text:p>
            <text:p>2020</text:p>
          </table:table-cell>
          <table:table-cell office:value-type="string" calcext:value-type="string">
            <text:p>http://link.springer.com/openurl?genre=book&amp;isbn=978-3-030-18435-3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Social Psychology in Action</text:p>
          </table:table-cell>
          <table:table-cell office:value-type="string" calcext:value-type="string">
            <text:p>Kai Sassenberg, Michael L.W. Vliek</text:p>
          </table:table-cell>
          <table:table-cell table:style-name="ce4" office:value-type="string" calcext:value-type="string">
            <text:p><text:span text:style-name="T2">1st ed.</text:span></text:p>
            <text:p>2019</text:p>
          </table:table-cell>
          <table:table-cell office:value-type="string" calcext:value-type="string">
            <text:p>http://link.springer.com/openurl?genre=book&amp;isbn=978-3-030-13788-5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Essentials of Business Analytics</text:p>
          </table:table-cell>
          <table:table-cell office:value-type="string" calcext:value-type="string">
            <text:p><text:span text:style-name="T2">Bhimasankaram Pochiraju, Sridhar</text:span></text:p>
            <text:p>Seshadri</text:p>
          </table:table-cell>
          <table:table-cell table:style-name="ce4" office:value-type="string" calcext:value-type="string">
            <text:p><text:span text:style-name="T2">1st ed.</text:span></text:p>
            <text:p>2019</text:p>
          </table:table-cell>
          <table:table-cell office:value-type="string" calcext:value-type="string">
            <text:p>http://link.springer.com/openurl?genre=book&amp;isbn=978-3-319-68837-4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A Course in Rasch Measurement Theory</text:p>
          </table:table-cell>
          <table:table-cell office:value-type="string" calcext:value-type="string">
            <text:p>David Andrich, Ida Marais</text:p>
          </table:table-cell>
          <table:table-cell table:style-name="ce4" office:value-type="string" calcext:value-type="string">
            <text:p><text:span text:style-name="T2">1st ed.</text:span></text:p>
            <text:p>2019</text:p>
          </table:table-cell>
          <table:table-cell office:value-type="string" calcext:value-type="string">
            <text:p>http://link.springer.com/openurl?genre=book&amp;isbn=978-981-13-7496-8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Multimedia Big Data Computing for IoT Applications</text:p>
          </table:table-cell>
          <table:table-cell office:value-type="string" calcext:value-type="string">
            <text:p><text:span text:style-name="T2">Sudeep Tanwar, Sudhanshu Tyagi,</text:span></text:p>
            <text:p>Neeraj Kumar</text:p>
          </table:table-cell>
          <table:table-cell table:style-name="ce4" office:value-type="string" calcext:value-type="string">
            <text:p><text:span text:style-name="T2">1st ed.</text:span></text:p>
            <text:p>2020</text:p>
          </table:table-cell>
          <table:table-cell office:value-type="string" calcext:value-type="string">
            <text:p>http://link.springer.com/openurl?genre=book&amp;isbn=978-981-13-8759-3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Policing and Minority Communities</text:p>
          </table:table-cell>
          <table:table-cell office:value-type="string" calcext:value-type="string">
            <text:p><text:span text:style-name="T2">James F. Albrecht, Garth den Heyer,</text:span></text:p>
            <text:p>Perry Stanislas</text:p>
          </table:table-cell>
          <table:table-cell table:style-name="ce4" office:value-type="string" calcext:value-type="string">
            <text:p><text:span text:style-name="T2">1st ed.</text:span></text:p>
            <text:p>2019</text:p>
          </table:table-cell>
          <table:table-cell office:value-type="string" calcext:value-type="string">
            <text:p>http://link.springer.com/openurl?genre=book&amp;isbn=978-3-030-19182-5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A Beginners Guide to Python 3 Programming</text:p>
          </table:table-cell>
          <table:table-cell office:value-type="string" calcext:value-type="string">
            <text:p>John Hunt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030-20290-3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Advanced Guide to Python 3 Programming</text:p>
          </table:table-cell>
          <table:table-cell office:value-type="string" calcext:value-type="string">
            <text:p>John Hunt</text:p>
          </table:table-cell>
          <table:table-cell table:style-name="ce4" office:value-type="string" calcext:value-type="string">
            <text:p>1st ed.</text:p>
            <text:p>2019</text:p>
          </table:table-cell>
          <table:table-cell office:value-type="string" calcext:value-type="string">
            <text:p>http://link.springer.com/openurl?genre=book&amp;isbn=978-3-030-25943-3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Literature and Medicine</text:p>
          </table:table-cell>
          <table:table-cell office:value-type="string" calcext:value-type="string">
            <text:p>Ronald Schleifer, Jerry B. Vannatta</text:p>
          </table:table-cell>
          <table:table-cell table:style-name="ce4" office:value-type="string" calcext:value-type="string">
            <text:p><text:span text:style-name="T2">1st ed.</text:span></text:p>
            <text:p>2019</text:p>
          </table:table-cell>
          <table:table-cell office:value-type="string" calcext:value-type="string">
            <text:p>http://link.springer.com/openurl?genre=book&amp;isbn=978-3-030-19128-3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Food Fraud Prevention</text:p>
          </table:table-cell>
          <table:table-cell office:value-type="string" calcext:value-type="string">
            <text:p>John W. Spink</text:p>
          </table:table-cell>
          <table:table-cell table:style-name="ce4" office:value-type="string" calcext:value-type="string">
            <text:p><text:span text:style-name="T2">1st ed.</text:span></text:p>
            <text:p>2019</text:p>
          </table:table-cell>
          <table:table-cell office:value-type="string" calcext:value-type="string">
            <text:p>http://link.springer.com/openurl?genre=book&amp;isbn=978-1-4939-9621-6</text:p>
          </table:table-cell>
        </table:table-row>
        <table:table-row table:style-name="ro3" table:number-rows-repeated="1048163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9:01:14.8114795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9T19:04:14.244954045</dc:date>
    <meta:editing-duration>PT11M27S</meta:editing-duration>
    <meta:editing-cycles>3</meta:editing-cycles>
    <meta:generator>LibreOffice/6.3.5.2$Linux_X86_64 LibreOffice_project/30$Build-2</meta:generator>
    <meta:document-statistic meta:table-count="1" meta:cell-count="2047" meta:object-count="0"/>
  </office:meta>
</office:document-meta>
</file>